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family-generic="system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5.988cm" style:rel-column-width="42885*"/>
    </style:style>
    <style:style style:name="Tableau1.B" style:family="table-column">
      <style:table-column-properties style:column-width="3.163cm" style:rel-column-width="22650*"/>
    </style:style>
    <style:style style:name="Tableau1.1" style:family="table-row">
      <style:table-row-properties style:min-row-height="9.102cm"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1pt solid #b2b2b2" fo:border-right="none" fo:border-top="none" fo:border-bottom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paragraph-rsid="002e6cc3"/>
    </style:style>
    <style:style style:name="P23" style:family="paragraph" style:parent-style-name="_5f_Paragraphe_20_livret">
      <style:paragraph-properties fo:text-align="center" style:justify-single-word="false"/>
      <style:text-properties officeooo:paragraph-rsid="00c5a85c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356124"/>
    </style:style>
    <style:style style:name="P27" style:family="paragraph" style:parent-style-name="Header">
      <style:text-properties fo:font-size="14pt" style:font-size-asian="14pt" style:font-size-complex="14pt"/>
    </style:style>
    <style:style style:name="P2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9" style:family="paragraph" style:parent-style-name="_5f_Paragraphe_20_livret_20_">
      <style:paragraph-properties fo:margin-left="0cm" fo:margin-right="0cm" fo:margin-top="0cm" fo:margin-bottom="0cm" style:contextual-spacing="false" fo:text-indent="0cm" style:auto-text-indent="false"/>
      <style:text-properties officeooo:paragraph-rsid="00304fa9"/>
    </style:style>
    <style:style style:name="P30" style:family="paragraph" style:parent-style-name="_5f_Paragraphe_20_livret_20_">
      <style:paragraph-properties fo:margin-left="0cm" fo:margin-right="0cm" fo:margin-top="0cm" fo:margin-bottom="0cm" style:contextual-spacing="false" fo:text-indent="0cm" style:auto-text-indent="false"/>
      <style:text-properties officeooo:rsid="00c2c5bd" officeooo:paragraph-rsid="00c2c5bd"/>
    </style:style>
    <style:style style:name="P31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size-asian="10pt"/>
    </style:style>
    <style:style style:name="P32" style:family="paragraph" style:parent-style-name="_5f_Paragraphe_20_livret">
      <style:paragraph-properties fo:margin-top="0cm" fo:margin-bottom="0cm" style:contextual-spacing="false"/>
    </style:style>
    <style:style style:name="P33" style:family="paragraph" style:parent-style-name="_5f_Paragraphe_20_livret_20_">
      <style:text-properties officeooo:paragraph-rsid="00938187"/>
    </style:style>
    <style:style style:name="P34" style:family="paragraph" style:parent-style-name="_5f_Paragraphe_20_livret">
      <style:paragraph-properties fo:margin-top="0.101cm" fo:margin-bottom="0.7cm" style:contextual-spacing="false"/>
    </style:style>
    <style:style style:name="P35" style:family="paragraph" style:parent-style-name="_5f_Paragraphe_20_livret_20_">
      <style:paragraph-properties fo:margin-top="0.101cm" fo:margin-bottom="0cm" style:contextual-spacing="false"/>
    </style:style>
    <style:style style:name="P36" style:family="paragraph" style:parent-style-name="_5f_Paragraphe_20_livret">
      <style:paragraph-properties fo:margin-top="0cm" fo:margin-bottom="0.199cm" style:contextual-spacing="false"/>
    </style:style>
    <style:style style:name="P37" style:family="paragraph" style:parent-style-name="_5f_Paragraphe_5f_Correction">
      <style:text-properties fo:color="#000000" loext:opacity="100%" style:font-name="Bitstream Vera Sans" fo:font-size="10pt" fo:language="fr" fo:country="FR" officeooo:paragraph-rsid="00d32726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38" style:family="paragraph" style:parent-style-name="_5f_Paragraphe_5f_Correction">
      <style:text-properties officeooo:paragraph-rsid="00d32726"/>
    </style:style>
    <style:style style:name="P39" style:family="paragraph" style:parent-style-name="Exo_5f_Num" style:list-style-name="Num_5f_Exo">
      <style:paragraph-properties fo:margin-top="0.559cm" fo:margin-bottom="0.101cm" style:contextual-spacing="false"/>
    </style:style>
    <style:style style:name="P40" style:family="paragraph" style:parent-style-name="Exo_5f_Num" style:list-style-name="Num_5f_Exo">
      <style:paragraph-properties fo:margin-top="0.559cm" fo:margin-bottom="0.101cm" style:contextual-spacing="false" fo:break-before="column"/>
    </style:style>
    <style:style style:name="P41" style:family="paragraph" style:parent-style-name="Exo_5f_Num" style:list-style-name="">
      <style:paragraph-properties fo:margin-top="0cm" fo:margin-bottom="0cm" style:contextual-spacing="false"/>
    </style:style>
    <style:style style:name="P42" style:family="paragraph" style:parent-style-name="Standard" style:list-style-name="Num_5f_Exo">
      <style:paragraph-properties fo:margin-top="0.247cm" fo:margin-bottom="0cm" style:contextual-spacing="false"/>
    </style:style>
    <style:style style:name="P43" style:family="paragraph" style:parent-style-name="_5f_Paragraphe_20_livret" style:list-style-name="liste_5f_abc">
      <style:paragraph-properties fo:margin-top="0.3cm" fo:margin-bottom="0cm" style:contextual-spacing="false"/>
      <style:text-properties officeooo:paragraph-rsid="0079f58a"/>
    </style:style>
    <style:style style:name="P44" style:family="paragraph" style:parent-style-name="_5f_Paragraphe_20_livret" style:list-style-name="liste_5f_abc">
      <style:paragraph-properties fo:margin-top="0.43cm" fo:margin-bottom="0.101cm" style:contextual-spacing="false"/>
    </style:style>
    <style:style style:name="P45" style:family="paragraph" style:parent-style-name="_5f_Paragraphe_20_livret" style:list-style-name="liste_5f_abc">
      <style:paragraph-properties fo:margin-top="0.289cm" fo:margin-bottom="0cm" style:contextual-spacing="false"/>
    </style:style>
    <style:style style:name="P46" style:family="paragraph" style:parent-style-name="_5f_Paragraphe_20_livret_20_" style:list-style-name="_5f_Numérotation_20_des_20_exercices_20_livrets">
      <style:paragraph-properties fo:margin-left="0cm" fo:margin-right="0cm" fo:margin-top="0cm" fo:margin-bottom="0.101cm" style:contextual-spacing="false" fo:text-indent="0cm" style:auto-text-indent="false"/>
      <style:text-properties officeooo:paragraph-rsid="00304fa9"/>
    </style:style>
    <style:style style:name="P47" style:family="paragraph" style:parent-style-name="_5f_Paragraphe_20_livret_20_" style:list-style-name="liste_5f_abc">
      <style:paragraph-properties fo:margin-top="0.101cm" fo:margin-bottom="0.101cm" style:contextual-spacing="false"/>
    </style:style>
    <style:style style:name="P4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b6b03f"/>
    </style:style>
    <style:style style:name="P49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50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51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d1cdee"/>
    </style:style>
    <style:style style:name="P52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53" style:family="paragraph" style:parent-style-name="_5f_Paragraphe_20_livret_20_" style:list-style-name="liste_5f_abc">
      <style:paragraph-properties fo:margin-top="0.3cm" fo:margin-bottom="0.101cm" style:contextual-spacing="false" fo:text-align="start" style:justify-single-word="false"/>
    </style:style>
    <style:style style:name="P54" style:family="paragraph" style:parent-style-name="_5f_Paragraphe_5f_Correction" style:list-style-name="liste_5f_abc">
      <style:paragraph-properties fo:margin-top="0.3cm" fo:margin-bottom="0cm" style:contextual-spacing="false"/>
      <style:text-properties officeooo:paragraph-rsid="00d43d11"/>
    </style:style>
    <style:style style:name="P55" style:family="paragraph" style:parent-style-name="_5f_Paragraphe_5f_Correction" style:list-style-name="liste_5f_abc">
      <style:paragraph-properties fo:margin-top="0.3cm" fo:margin-bottom="0cm" style:contextual-spacing="false"/>
      <style:text-properties officeooo:paragraph-rsid="00d50ac4"/>
    </style:style>
    <style:style style:name="P56" style:family="paragraph" style:parent-style-name="_5f_Paragraphe_5f_Correction" style:list-style-name="liste_5f_abc">
      <style:paragraph-properties fo:margin-top="0.3cm" fo:margin-bottom="0cm" style:contextual-spacing="false"/>
      <style:text-properties fo:color="#000000" loext:opacity="100%" style:font-name="Bitstream Vera Sans" fo:font-size="10pt" fo:language="fr" fo:country="FR" officeooo:paragraph-rsid="00d43d1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57" style:family="paragraph" style:parent-style-name="_5f_Paragraphe_5f_Correction" style:list-style-name="liste_5f_abc">
      <style:paragraph-properties fo:margin-top="0.3cm" fo:margin-bottom="0cm" style:contextual-spacing="false"/>
      <style:text-properties fo:color="#000000" loext:opacity="100%" style:font-name="Bitstream Vera Sans" fo:font-size="10pt" fo:language="fr" fo:country="FR" officeooo:paragraph-rsid="00d50ac4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58" style:family="paragraph" style:parent-style-name="_5f_Pied_20_de_20_page" style:list-style-name="">
      <style:paragraph-properties fo:text-align="end" style:justify-single-word="false"/>
    </style:style>
    <style:style style:name="P59" style:family="paragraph" style:parent-style-name="_5f_Pied_20_de_20_page">
      <style:paragraph-properties fo:text-align="end" style:justify-single-word="false"/>
    </style:style>
    <style:style style:name="P60" style:family="paragraph" style:parent-style-name="_5f_Pied_20_de_20_page" style:list-style-name=""/>
    <style:style style:name="P6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_5f_Titre_20_d_27_exercices_20_livret_20_sans_20_titre" style:list-style-name="">
      <style:paragraph-properties fo:margin-top="0cm" fo:margin-bottom="0.199cm" style:contextual-spacing="false" style:shadow="none"/>
      <style:text-properties fo:letter-spacing="-0.004cm" officeooo:rsid="0039c46c" officeooo:paragraph-rsid="0039c46c"/>
    </style:style>
    <style:style style:name="P6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1" fo:break-before="auto" fo:break-after="auto" style:shadow="none"/>
      <style:text-properties style:font-name="Bitstream Vera Sans2" fo:font-size="10pt" fo:font-style="normal" fo:font-weight="bold" officeooo:paragraph-rsid="001fa8ee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_5f_Titre_20_d_27_exercices_20_livret_20_sans_20_titre" style:list-style-name="Num_5f_Exo">
      <style:paragraph-properties fo:margin-top="0.499cm" fo:margin-bottom="0.101cm" style:contextual-spacing="false"/>
      <style:text-properties officeooo:paragraph-rsid="009ab4b4"/>
    </style:style>
    <style:style style:name="P65" style:family="paragraph" style:parent-style-name="_5f_Titre_20_d_27_exercices_20_livret_20_sans_20_titre" style:list-style-name="Num_5f_Exo">
      <style:paragraph-properties fo:margin-top="0.298cm" fo:margin-bottom="0cm" style:contextual-spacing="false"/>
      <style:text-properties officeooo:paragraph-rsid="00a42006"/>
    </style:style>
    <style:style style:name="P66" style:family="paragraph" style:parent-style-name="_5f_Titre_20_d_27_exercices_20_livret_20_sans_20_titre" style:list-style-name="Num_5f_Exo">
      <style:paragraph-properties fo:margin-top="0.499cm" fo:margin-bottom="0cm" style:contextual-spacing="false"/>
      <style:text-properties officeooo:paragraph-rsid="00a7d1c0"/>
    </style:style>
    <style:style style:name="P67" style:family="paragraph" style:parent-style-name="_5f_Titre_20_d_27_exercices_20_livret_20_sans_20_titre" style:list-style-name="Num_5f_Exo">
      <style:paragraph-properties fo:break-before="page"/>
      <style:text-properties officeooo:paragraph-rsid="00aab3b2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ff00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66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cc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1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04" style:family="paragraph">
      <loext:graphic-properties draw:fill="solid" draw:fill-color="#1ca2b8"/>
    </style:style>
    <style:style style:name="P10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etter-spacing="normal" fo:font-weight="normal" officeooo:rsid="00938187" style:font-name-asian="OpenSymbol" style:font-size-asian="12pt" style:font-name-complex="OpenSymbol" style:font-size-complex="12pt"/>
    </style:style>
    <style:style style:name="T6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2e6cc3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bb26f2" style:font-size-asian="16pt" style:language-asian="zxx" style:country-asian="none" style:font-style-asian="normal" style:font-size-complex="16pt" style:font-style-complex="normal"/>
    </style:style>
    <style:style style:name="T8" style:family="text">
      <style:text-properties fo:language="zxx" fo:country="none" officeooo:rsid="002e6cc3" style:language-asian="zxx" style:country-asian="none"/>
    </style:style>
    <style:style style:name="T9" style:family="text">
      <style:text-properties fo:language="zxx" fo:country="none" officeooo:rsid="003cdcaa" style:language-asian="zxx" style:country-asian="none"/>
    </style:style>
    <style:style style:name="T10" style:family="text">
      <style:text-properties fo:language="zxx" fo:country="none" officeooo:rsid="00bb26f2" style:language-asian="zxx" style:country-asian="none"/>
    </style:style>
    <style:style style:name="T11" style:family="text">
      <style:text-properties officeooo:rsid="003db5af"/>
    </style:style>
    <style:style style:name="T12" style:family="text">
      <style:text-properties officeooo:rsid="002da2af"/>
    </style:style>
    <style:style style:name="T13" style:family="text">
      <style:text-properties fo:letter-spacing="normal" fo:font-weight="normal" officeooo:rsid="003ee8f7" style:font-name-asian="OpenSymbol" style:font-name-complex="OpenSymbol"/>
    </style:style>
    <style:style style:name="T14" style:family="text">
      <style:text-properties fo:letter-spacing="normal" fo:font-weight="normal" officeooo:rsid="0041fee4" style:font-name-asian="OpenSymbol" style:font-name-complex="OpenSymbol"/>
    </style:style>
    <style:style style:name="T15" style:family="text">
      <style:text-properties fo:letter-spacing="normal" fo:font-weight="normal" officeooo:rsid="00938187" style:font-name-asian="OpenSymbol" style:font-name-complex="OpenSymbol"/>
    </style:style>
    <style:style style:name="T16" style:family="text">
      <style:text-properties fo:letter-spacing="normal" fo:font-weight="normal" officeooo:rsid="00940237" style:font-name-asian="OpenSymbol" style:font-name-complex="OpenSymbol"/>
    </style:style>
    <style:style style:name="T17" style:family="text">
      <style:text-properties style:font-size-complex="10pt"/>
    </style:style>
    <style:style style:name="T18" style:family="text">
      <style:text-properties style:text-position="0% 100%" style:font-name-asian="OpenSymbol" style:font-style-asian="normal" style:font-name-complex="OpenSymbol" style:font-style-complex="normal"/>
    </style:style>
    <style:style style:name="T19" style:family="text">
      <style:text-properties style:text-position="0% 100%" officeooo:rsid="00675db1" style:font-name-asian="OpenSymbol" style:font-style-asian="normal" style:font-name-complex="OpenSymbol" style:font-style-complex="normal"/>
    </style:style>
    <style:style style:name="T20" style:family="text">
      <style:text-properties style:text-position="0% 100%" officeooo:rsid="00b0eae3" style:font-name-asian="OpenSymbol" style:font-style-asian="normal" style:font-name-complex="OpenSymbol" style:font-style-complex="normal"/>
    </style:style>
    <style:style style:name="T21" style:family="text">
      <style:text-properties style:text-position="0% 100%" officeooo:rsid="00b18e00" style:font-name-asian="OpenSymbol" style:font-style-asian="normal" style:font-name-complex="OpenSymbol" style:font-style-complex="normal"/>
    </style:style>
    <style:style style:name="T22" style:family="text">
      <style:text-properties style:text-position="0% 100%" style:font-name-asian="OpenSymbol" style:font-name-complex="OpenSymbol"/>
    </style:style>
    <style:style style:name="T23" style:family="text">
      <style:text-properties style:text-position="0% 100%" officeooo:rsid="004e23d4" style:font-name-asian="OpenSymbol" style:font-name-complex="OpenSymbol"/>
    </style:style>
    <style:style style:name="T24" style:family="text">
      <style:text-properties style:text-position="0% 100%" officeooo:rsid="00575c81" style:font-name-asian="OpenSymbol" style:font-name-complex="OpenSymbol"/>
    </style:style>
    <style:style style:name="T25" style:family="text">
      <style:text-properties style:text-position="0% 100%" officeooo:rsid="005a7ffc" style:font-name-asian="OpenSymbol" style:font-name-complex="OpenSymbol"/>
    </style:style>
    <style:style style:name="T26" style:family="text">
      <style:text-properties style:text-position="0% 100%" officeooo:rsid="007fa51c" style:font-name-asian="OpenSymbol" style:font-name-complex="OpenSymbol"/>
    </style:style>
    <style:style style:name="T27" style:family="text">
      <style:text-properties style:text-position="0% 100%" officeooo:rsid="008082eb" style:font-name-asian="OpenSymbol" style:font-name-complex="OpenSymbol"/>
    </style:style>
    <style:style style:name="T28" style:family="text">
      <style:text-properties style:text-position="0% 100%" officeooo:rsid="00827e1b" style:font-name-asian="OpenSymbol" style:font-name-complex="OpenSymbol"/>
    </style:style>
    <style:style style:name="T29" style:family="text">
      <style:text-properties style:text-position="0% 100%" officeooo:rsid="00828ffa" style:font-name-asian="OpenSymbol" style:font-name-complex="OpenSymbol"/>
    </style:style>
    <style:style style:name="T30" style:family="text">
      <style:text-properties style:text-position="0% 100%" officeooo:rsid="008315a7" style:font-name-asian="OpenSymbol" style:font-name-complex="OpenSymbol"/>
    </style:style>
    <style:style style:name="T31" style:family="text">
      <style:text-properties style:text-position="0% 100%" officeooo:rsid="00a7d1c0" style:font-name-asian="OpenSymbol" style:font-name-complex="OpenSymbol"/>
    </style:style>
    <style:style style:name="T32" style:family="text">
      <style:text-properties style:text-position="0% 100%" officeooo:rsid="00a885c2" style:font-name-asian="OpenSymbol" style:font-name-complex="OpenSymbol"/>
    </style:style>
    <style:style style:name="T33" style:family="text">
      <style:text-properties style:text-position="0% 100%" officeooo:rsid="00a8d906" style:font-name-asian="OpenSymbol" style:font-name-complex="OpenSymbol"/>
    </style:style>
    <style:style style:name="T34" style:family="text">
      <style:text-properties style:text-position="0% 100%" officeooo:rsid="00aa566e" style:font-name-asian="OpenSymbol" style:font-name-complex="OpenSymbol"/>
    </style:style>
    <style:style style:name="T35" style:family="text">
      <style:text-properties style:text-position="0% 100%" officeooo:rsid="00aab3b2" style:font-name-asian="OpenSymbol" style:font-name-complex="OpenSymbol"/>
    </style:style>
    <style:style style:name="T36" style:family="text">
      <style:text-properties style:text-position="0% 100%" officeooo:rsid="00ac8662" style:font-name-asian="OpenSymbol" style:font-name-complex="OpenSymbol"/>
    </style:style>
    <style:style style:name="T37" style:family="text">
      <style:text-properties style:text-position="0% 100%" officeooo:rsid="00b6b03f" style:font-name-asian="OpenSymbol" style:font-name-complex="OpenSymbol"/>
    </style:style>
    <style:style style:name="T38" style:family="text">
      <style:text-properties style:text-position="0% 100%" fo:letter-spacing="-0.007cm" officeooo:rsid="006ad85e" style:font-name-asian="OpenSymbol" style:font-name-complex="OpenSymbol"/>
    </style:style>
    <style:style style:name="T39" style:family="text">
      <style:text-properties style:text-position="0% 100%" fo:letter-spacing="-0.007cm" officeooo:rsid="0075e6e2" style:font-name-asian="OpenSymbol" style:font-name-complex="OpenSymbol"/>
    </style:style>
    <style:style style:name="T40" style:family="text">
      <style:text-properties style:text-position="0% 100%" officeooo:rsid="027f7efd" style:font-style-asian="normal" style:font-style-complex="normal"/>
    </style:style>
    <style:style style:name="T41" style:family="text">
      <style:text-properties officeooo:rsid="003ee8f7"/>
    </style:style>
    <style:style style:name="T42" style:family="text">
      <style:text-properties officeooo:rsid="00480c4e"/>
    </style:style>
    <style:style style:name="T43" style:family="text">
      <style:text-properties officeooo:rsid="0079f58a"/>
    </style:style>
    <style:style style:name="T44" style:family="text">
      <style:text-properties style:text-outline="false" fo:letter-spacing="normal" style:letter-kerning="false"/>
    </style:style>
    <style:style style:name="T45" style:family="text">
      <style:text-properties fo:color="#000000" loext:opacity="100%" style:text-position="0% 100%" style:font-name="OpenSymbol2" fo:font-size="10pt" fo:font-style="normal" officeooo:rsid="008082eb" style:font-name-asian="OpenSymbol" style:font-size-asian="10pt" style:font-style-asian="normal" style:font-name-complex="OpenSymbol" style:font-size-complex="10pt" style:font-style-complex="normal"/>
    </style:style>
    <style:style style:name="T46" style:family="text">
      <style:text-properties fo:color="#000000" loext:opacity="100%" style:text-position="0% 100%" style:font-name="Bitstream Vera Sans2" fo:font-size="10pt" fo:font-style="normal" fo:font-weight="normal" officeooo:rsid="00aab3b2" fo:background-color="transparent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47" style:family="text">
      <style:text-properties fo:color="#000000" loext:opacity="100%" style:font-name="Bitstream Vera Sans2" fo:font-size="10pt" fo:letter-spacing="normal" fo:font-style="normal" fo:font-weight="normal" officeooo:rsid="00940237" fo:background-color="transparent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48" style:family="text">
      <style:text-properties fo:color="#000000" loext:opacity="100%" style:font-name="Bitstream Vera Sans2" fo:font-size="10pt" fo:letter-spacing="-0.007cm" fo:font-style="normal" fo:font-weight="normal" officeooo:rsid="00c04406" fo:background-color="transparent" loext:char-shading-value="0" style:font-size-asian="12pt" style:font-style-asian="italic" style:font-size-complex="12pt" style:font-style-complex="italic"/>
    </style:style>
    <style:style style:name="T49" style:family="text">
      <style:text-properties fo:color="#000000" loext:opacity="100%" style:font-name="Bitstream Vera Sans2" fo:font-size="10pt" fo:letter-spacing="-0.007cm" fo:font-style="normal" fo:font-weight="normal" officeooo:rsid="00790d18" fo:background-color="transparent" loext:char-shading-value="0" style:font-size-asian="12pt" style:font-style-asian="italic" style:font-size-complex="12pt" style:font-style-complex="italic"/>
    </style:style>
    <style:style style:name="T50" style:family="text">
      <style:text-properties fo:color="#000000" loext:opacity="100%" style:font-name="Bitstream Vera Sans2" fo:font-size="10pt" fo:font-style="normal" fo:font-weight="normal" officeooo:rsid="00c04406" fo:background-color="transparent" loext:char-shading-value="0" style:font-size-asian="12pt" style:font-style-asian="italic" style:font-size-complex="12pt" style:font-style-complex="italic"/>
    </style:style>
    <style:style style:name="T51" style:family="text">
      <style:text-properties officeooo:rsid="00957dd9"/>
    </style:style>
    <style:style style:name="T52" style:family="text">
      <style:text-properties officeooo:rsid="00b6b03f"/>
    </style:style>
    <style:style style:name="T53" style:family="text">
      <style:text-properties fo:letter-spacing="-0.007cm"/>
    </style:style>
    <style:style style:name="T54" style:family="text">
      <style:text-properties fo:letter-spacing="-0.007cm" officeooo:rsid="006ad85e"/>
    </style:style>
    <style:style style:name="T55" style:family="text">
      <style:text-properties fo:letter-spacing="-0.007cm" officeooo:rsid="007e5d48"/>
    </style:style>
    <style:style style:name="T56" style:family="text">
      <style:text-properties fo:letter-spacing="-0.007cm" officeooo:rsid="00790d18"/>
    </style:style>
    <style:style style:name="T57" style:family="text">
      <style:text-properties fo:letter-spacing="-0.007cm" officeooo:rsid="027f7efd"/>
    </style:style>
    <style:style style:name="T58" style:family="text">
      <style:text-properties officeooo:rsid="00bdc917"/>
    </style:style>
    <style:style style:name="T59" style:family="text">
      <style:text-properties officeooo:rsid="00c04406"/>
    </style:style>
    <style:style style:name="T60" style:family="text">
      <style:text-properties fo:color="#c9211e" loext:opacity="100%" style:text-position="0% 100%" style:font-name="Bitstream Vera Sans2" fo:font-size="10pt" fo:font-style="normal" fo:font-weight="bold" officeooo:rsid="00d1cdee" fo:background-color="transparent" loext:char-shading-value="0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61" style:family="text">
      <style:text-properties fo:color="#c9211e" loext:opacity="100%" officeooo:rsid="00d9a71f"/>
    </style:style>
    <style:style style:name="T62" style:family="text">
      <style:text-properties fo:color="#c9211e" loext:opacity="100%" fo:font-weight="bold" officeooo:rsid="00d9a71f" style:font-weight-asian="bold" style:font-weight-complex="bold"/>
    </style:style>
    <style:style style:name="T63" style:family="text">
      <style:text-properties officeooo:rsid="027f7efd"/>
    </style:style>
    <style:style style:name="T64" style:family="text">
      <style:text-properties officeooo:rsid="02816c29"/>
    </style:style>
    <style:style style:name="T65" style:family="text">
      <style:text-properties officeooo:rsid="028b4c96"/>
    </style:style>
    <style:style style:name="T66" style:family="text">
      <style:text-properties officeooo:rsid="028c7e9b"/>
    </style:style>
    <style:style style:name="T67" style:family="text">
      <style:text-properties officeooo:rsid="028ea683"/>
    </style:style>
    <style:style style:name="T68" style:family="text">
      <style:text-properties officeooo:rsid="0290c42d"/>
    </style:style>
    <style:style style:name="T69" style:family="text">
      <style:text-properties officeooo:rsid="02916cf4"/>
    </style:style>
    <style:style style:name="T70" style:family="text">
      <style:text-properties officeooo:rsid="02941b4c"/>
    </style:style>
    <style:style style:name="T71" style:family="text">
      <style:text-properties officeooo:rsid="0291edc4"/>
    </style:style>
    <style:style style:name="T72" style:family="text">
      <style:text-properties officeooo:rsid="00d9a71f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8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110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110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111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111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111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111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12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2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123" svg:stroke-width="0.019cm" svg:stroke-color="#000000" draw:marker-start="" draw:marker-start-width="0.229cm" draw:marker-start-center="false" draw:marker-end="Arrow_20_concave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112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1123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112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draw:stroke-dash="Dashed_20__28_var_29__20_112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1123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123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8cm" svg:stroke-color="#ff9999" draw:marker-start="" draw:marker-start-width="0.242cm" draw:marker-start-center="false" draw:marker-end="" draw:marker-end-width="0.242cm" draw:marker-end-center="false" draw:fill="solid" draw:fill-color="#ff9999" draw:textarea-horizontal-align="justify" draw:textarea-vertical-align="middle" draw:auto-grow-height="false" fo:min-height="0.55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solid" draw:fill-color="#ff0000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solid" draw:fill-color="#ff00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ff6666" draw:marker-start="" draw:marker-start-width="0.242cm" draw:marker-start-center="false" draw:marker-end="" draw:marker-end-width="0.242cm" draw:marker-end-center="false" draw:fill="solid" draw:fill-color="#ff6666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28cm" svg:stroke-color="#ff6666" draw:marker-start="" draw:marker-start-width="0.242cm" draw:marker-start-center="false" draw:marker-end="" draw:marker-end-width="0.242cm" draw:marker-end-center="false" draw:fill="solid" draw:fill-color="#ff6666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ff9900" draw:marker-start="" draw:marker-start-width="0.242cm" draw:marker-start-center="false" draw:marker-end="" draw:marker-end-width="0.242cm" draw:marker-end-center="false" draw:fill="solid" draw:fill-color="#ff99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28cm" svg:stroke-color="#ff3300" draw:marker-start="" draw:marker-start-width="0.242cm" draw:marker-start-center="false" draw:marker-end="" draw:marker-end-width="0.242cm" draw:marker-end-center="false" draw:fill="solid" draw:fill-color="#ff3300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ffcc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8cm" svg:stroke-color="#ff3399" draw:marker-start="" draw:marker-start-width="0.242cm" draw:marker-start-center="false" draw:marker-end="" draw:marker-end-width="0.242cm" draw:marker-end-center="false" draw:fill="solid" draw:fill-color="#ff3399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ff0066" draw:marker-start="" draw:marker-start-width="0.242cm" draw:marker-start-center="false" draw:marker-end="" draw:marker-end-width="0.242cm" draw:marker-end-center="false" draw:fill="solid" draw:fill-color="#ff0066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28cm" svg:stroke-color="#ff66cc" draw:marker-start="" draw:marker-start-width="0.242cm" draw:marker-start-center="false" draw:marker-end="" draw:marker-end-width="0.242cm" draw:marker-end-center="false" draw:fill="solid" draw:fill-color="#ff66cc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ff3399" draw:marker-start="" draw:marker-start-width="0.242cm" draw:marker-start-center="false" draw:marker-end="" draw:marker-end-width="0.242cm" draw:marker-end-center="false" draw:fill="solid" draw:fill-color="#ff3399" draw:textarea-horizontal-align="justify" draw:textarea-vertical-align="middle" draw:auto-grow-height="false" fo:min-height="0.5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ff0066" draw:marker-start="" draw:marker-start-width="0.242cm" draw:marker-start-center="false" draw:marker-end="" draw:marker-end-width="0.242cm" draw:marker-end-center="false" draw:fill="solid" draw:fill-color="#ff0066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ff66cc" draw:marker-start="" draw:marker-start-width="0.242cm" draw:marker-start-center="false" draw:marker-end="" draw:marker-end-width="0.242cm" draw:marker-end-center="false" draw:fill="solid" draw:fill-color="#ff66cc" draw:textarea-horizontal-align="justify" draw:textarea-vertical-align="middle" draw:auto-grow-height="false" fo:min-height="0.54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ff66ff" draw:marker-start="" draw:marker-start-width="0.242cm" draw:marker-start-center="false" draw:marker-end="" draw:marker-end-width="0.242cm" draw:marker-end-center="false" draw:fill="solid" draw:fill-color="#ff66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solid" draw:fill-color="#ff00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ff99ff" draw:marker-start="" draw:marker-start-width="0.242cm" draw:marker-start-center="false" draw:marker-end="" draw:marker-end-width="0.242cm" draw:marker-end-center="false" draw:fill="solid" draw:fill-color="#ff99ff" draw:textarea-horizontal-align="justify" draw:textarea-vertical-align="middle" draw:auto-grow-height="false" fo:min-height="0.55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ff66ff" draw:marker-start="" draw:marker-start-width="0.242cm" draw:marker-start-center="false" draw:marker-end="" draw:marker-end-width="0.242cm" draw:marker-end-center="false" draw:fill="solid" draw:fill-color="#ff66ff" draw:textarea-horizontal-align="justify" draw:textarea-vertical-align="middle" draw:auto-grow-height="false" fo:min-height="0.53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solid" draw:fill-color="#ff00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ff99ff" draw:marker-start="" draw:marker-start-width="0.242cm" draw:marker-start-center="false" draw:marker-end="" draw:marker-end-width="0.242cm" draw:marker-end-center="false" draw:fill="solid" draw:fill-color="#ff99ff" draw:textarea-horizontal-align="justify" draw:textarea-vertical-align="middle" draw:auto-grow-height="false" fo:min-height="0.55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9933ff" draw:marker-start="" draw:marker-start-width="0.242cm" draw:marker-start-center="false" draw:marker-end="" draw:marker-end-width="0.242cm" draw:marker-end-center="false" draw:fill="solid" draw:fill-color="#9933ff" draw:textarea-horizontal-align="justify" draw:textarea-vertical-align="middle" draw:auto-grow-height="false" fo:min-height="0.53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6600ff" draw:marker-start="" draw:marker-start-width="0.242cm" draw:marker-start-center="false" draw:marker-end="" draw:marker-end-width="0.242cm" draw:marker-end-center="false" draw:fill="solid" draw:fill-color="#6600ff" draw:textarea-horizontal-align="justify" draw:textarea-vertical-align="middle" draw:auto-grow-height="false" fo:min-height="0.53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cc66ff" draw:marker-start="" draw:marker-start-width="0.242cm" draw:marker-start-center="false" draw:marker-end="" draw:marker-end-width="0.242cm" draw:marker-end-center="false" draw:fill="solid" draw:fill-color="#cc66ff" draw:textarea-horizontal-align="justify" draw:textarea-vertical-align="middle" draw:auto-grow-height="false" fo:min-height="0.5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Arrow_20_concav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5cm" fo:padding-bottom="0.145cm" fo:padding-left="0.266cm" fo:padding-right="0.266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Arrow_20_concave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115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115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115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115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11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115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115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115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115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114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114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114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114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114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114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114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114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114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114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113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113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113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113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113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113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113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113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113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113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112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112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112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112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112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112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none" draw:stroke-dash="Dashed_20__28_var_29__20_112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draw:stroke="none" draw:stroke-dash="Dashed_20__28_var_29__20_112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none" draw:stroke-dash="Dashed_20__28_var_29__20_112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0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draw:g text:anchor-type="paragraph" draw:z-index="19" draw:name="Forme5" draw:style-name="gr1"><draw:custom-shape draw:style-name="gr106" draw:text-style-name="P101" svg:width="3.964cm" svg:height="0.641cm" draw:transform="skewX (0.00279252680319092) rotate (0.0872664625997165) translate (-0.370416666666667cm -0.0934861111111111cm)"><text:p text:style-name="P100"><text:span text:style-name="T8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8"><draw:text-box fo:min-height="3.93cm"><text:section text:style-name="Sect1" text:name="Section5"><text:p text:style-name="P20"/><text:h text:style-name="P62" text:outline-level="1"><text:span text:style-name="T41">Dans le repère ci-dessous quelles sont les coordonnées des points A, B, C, D, E, F, G et H</text:span> ?</text:h><text:p text:style-name="P29"><draw:g text:anchor-type="paragraph" draw:z-index="20" draw:name="Forme1" draw:style-name="gr102"><draw:g draw:style-name="gr2"><draw:line draw:style-name="gr3" draw:text-style-name="P97" svg:x1="-0.004cm" svg:y1="0.581cm" svg:x2="8.492cm" svg:y2="0.581cm"><text:p/></draw:line><draw:line draw:style-name="gr4" draw:text-style-name="P97" svg:x1="-0.004cm" svg:y1="6.398cm" svg:x2="-0.004cm" svg:y2="0.14cm"><text:p/></draw:line><draw:line draw:style-name="gr5" draw:text-style-name="P97" svg:x1="1.338cm" svg:y1="0.141cm" svg:x2="1.342cm" svg:y2="6.404cm"><text:p/></draw:line><draw:line draw:style-name="gr6" draw:text-style-name="P97" svg:x1="-0.004cm" svg:y1="0.134cm" svg:x2="8.492cm" svg:y2="0.134cm"><text:p/></draw:line><draw:line draw:style-name="gr7" draw:text-style-name="P97" svg:x1="-0.004cm" svg:y1="1.476cm" svg:x2="8.48cm" svg:y2="1.476cm"><text:p/></draw:line><draw:line draw:style-name="gr8" draw:text-style-name="P97" svg:x1="-0.004cm" svg:y1="1.029cm" svg:x2="8.49cm" svg:y2="1.029cm"><text:p/></draw:line><draw:line draw:style-name="gr9" draw:text-style-name="P97" svg:x1="0.442cm" svg:y1="0.134cm" svg:x2="0.442cm" svg:y2="6.389cm"><text:p/></draw:line><draw:line draw:style-name="gr10" draw:text-style-name="P97" svg:x1="0.89cm" svg:y1="0.134cm" svg:x2="0.89cm" svg:y2="6.389cm"><text:p/></draw:line><draw:line draw:style-name="gr4" draw:text-style-name="P97" svg:x1="1.786cm" svg:y1="6.398cm" svg:x2="1.786cm" svg:y2="0.14cm"><text:p/></draw:line><draw:line draw:style-name="gr5" draw:text-style-name="P97" svg:x1="3.123cm" svg:y1="0.141cm" svg:x2="3.127cm" svg:y2="6.404cm"><text:p/></draw:line><draw:line draw:style-name="gr9" draw:text-style-name="P97" svg:x1="2.232cm" svg:y1="0.134cm" svg:x2="2.232cm" svg:y2="6.389cm"><text:p/></draw:line><draw:line draw:style-name="gr10" draw:text-style-name="P97" svg:x1="2.679cm" svg:y1="0.134cm" svg:x2="2.679cm" svg:y2="6.389cm"><text:p/></draw:line><draw:line draw:style-name="gr4" draw:text-style-name="P97" svg:x1="3.571cm" svg:y1="6.398cm" svg:x2="3.571cm" svg:y2="0.14cm"><text:p/></draw:line><draw:line draw:style-name="gr5" draw:text-style-name="P97" svg:x1="4.915cm" svg:y1="0.141cm" svg:x2="4.919cm" svg:y2="6.404cm"><text:p/></draw:line><draw:line draw:style-name="gr9" draw:text-style-name="P97" svg:x1="4.019cm" svg:y1="0.134cm" svg:x2="4.019cm" svg:y2="6.389cm"><text:p/></draw:line><draw:line draw:style-name="gr10" draw:text-style-name="P97" svg:x1="4.467cm" svg:y1="0.134cm" svg:x2="4.467cm" svg:y2="6.389cm"><text:p/></draw:line><draw:line draw:style-name="gr4" draw:text-style-name="P97" svg:x1="5.365cm" svg:y1="6.398cm" svg:x2="5.365cm" svg:y2="0.14cm"><text:p/></draw:line><draw:line draw:style-name="gr5" draw:text-style-name="P97" svg:x1="6.702cm" svg:y1="0.141cm" svg:x2="6.706cm" svg:y2="6.404cm"><text:p/></draw:line><draw:line draw:style-name="gr9" draw:text-style-name="P97" svg:x1="5.809cm" svg:y1="0.134cm" svg:x2="5.809cm" svg:y2="6.389cm"><text:p/></draw:line><draw:line draw:style-name="gr10" draw:text-style-name="P97" svg:x1="6.254cm" svg:y1="0.134cm" svg:x2="6.254cm" svg:y2="6.389cm"><text:p/></draw:line><draw:line draw:style-name="gr4" draw:text-style-name="P97" svg:x1="7.15cm" svg:y1="6.398cm" svg:x2="7.15cm" svg:y2="0.14cm"><text:p/></draw:line><draw:line draw:style-name="gr5" draw:text-style-name="P97" svg:x1="8.492cm" svg:y1="0.141cm" svg:x2="8.496cm" svg:y2="6.404cm"><text:p/></draw:line><draw:line draw:style-name="gr9" draw:text-style-name="P97" svg:x1="7.598cm" svg:y1="0.134cm" svg:x2="7.598cm" svg:y2="6.389cm"><text:p/></draw:line><draw:line draw:style-name="gr10" draw:text-style-name="P97" svg:x1="8.046cm" svg:y1="0.134cm" svg:x2="8.046cm" svg:y2="6.389cm"><text:p/></draw:line><draw:line draw:style-name="gr3" draw:text-style-name="P97" svg:x1="-0.004cm" svg:y1="2.373cm" svg:x2="8.492cm" svg:y2="2.373cm"><text:p/></draw:line><draw:line draw:style-name="gr6" draw:text-style-name="P97" svg:x1="-0.004cm" svg:y1="1.925cm" svg:x2="8.492cm" svg:y2="1.925cm"><text:p/></draw:line><draw:line draw:style-name="gr7" draw:text-style-name="P97" svg:x1="-0.004cm" svg:y1="3.268cm" svg:x2="8.48cm" svg:y2="3.268cm"><text:p/></draw:line><draw:line draw:style-name="gr8" draw:text-style-name="P97" svg:x1="-0.004cm" svg:y1="2.821cm" svg:x2="8.49cm" svg:y2="2.821cm"><text:p/></draw:line><draw:line draw:style-name="gr3" draw:text-style-name="P97" svg:x1="-0.004cm" svg:y1="4.165cm" svg:x2="8.492cm" svg:y2="4.165cm"><text:p/></draw:line><draw:line draw:style-name="gr6" draw:text-style-name="P97" svg:x1="-0.004cm" svg:y1="3.717cm" svg:x2="8.492cm" svg:y2="3.717cm"><text:p/></draw:line><draw:line draw:style-name="gr7" draw:text-style-name="P97" svg:x1="-0.004cm" svg:y1="5.059cm" svg:x2="8.48cm" svg:y2="5.059cm"><text:p/></draw:line><draw:line draw:style-name="gr8" draw:text-style-name="P97" svg:x1="-0.004cm" svg:y1="4.612cm" svg:x2="8.49cm" svg:y2="4.612cm"><text:p/></draw:line><draw:line draw:style-name="gr3" draw:text-style-name="P97" svg:x1="-0.004cm" svg:y1="5.956cm" svg:x2="8.492cm" svg:y2="5.956cm"><text:p/></draw:line><draw:line draw:style-name="gr6" draw:text-style-name="P97" svg:x1="-0.004cm" svg:y1="5.508cm" svg:x2="8.492cm" svg:y2="5.508cm"><text:p/></draw:line><draw:line draw:style-name="gr8" draw:text-style-name="P97" svg:x1="-0.004cm" svg:y1="6.404cm" svg:x2="8.49cm" svg:y2="6.404cm"><text:p/></draw:line></draw:g><draw:g draw:style-name="gr2"><draw:line draw:style-name="gr54" draw:text-style-name="P69" svg:x1="2.679cm" svg:y1="3.717cm" svg:x2="8.491cm" svg:y2="3.717cm"><text:p/></draw:line><draw:line draw:style-name="gr54" draw:text-style-name="P69" svg:x1="2.679cm" svg:y1="3.717cm" svg:x2="2.679cm" svg:y2="0.223cm"><text:p/></draw:line><draw:line draw:style-name="gr54" draw:text-style-name="P69" svg:x1="2.678cm" svg:y1="3.717cm" svg:x2="-0.003cm" svg:y2="6.398cm"><text:p/></draw:line><draw:frame draw:style-name="gr103" draw:text-style-name="P92" svg:width="0.985cm" svg:height="0.768cm" svg:x="2.141cm" svg:y="0cm"><draw:text-box><text:p text:style-name="P70"><text:span text:style-name="T73">z</text:span></text:p></draw:text-box></draw:frame><draw:frame draw:style-name="gr103" draw:text-style-name="P92" svg:width="0.502cm" svg:height="0.768cm" svg:x="7.852cm" svg:y="3.023cm"><draw:text-box><text:p text:style-name="P70"><text:span text:style-name="T73">y</text:span></text:p></draw:text-box></draw:frame><draw:frame draw:style-name="gr103" draw:text-style-name="P92" svg:width="0.985cm" svg:height="0.768cm" svg:x="0.71cm" svg:y="5.465cm"><draw:text-box><text:p text:style-name="P70"><text:span text:style-name="T73">x</text:span></text:p></draw:text-box></draw:frame><draw:line draw:style-name="gr57" draw:text-style-name="P69" svg:x1="3.571cm" svg:y1="3.627cm" svg:x2="3.571cm" svg:y2="3.806cm"><text:p/></draw:line><draw:line draw:style-name="gr57" draw:text-style-name="P69" svg:x1="1.845cm" svg:y1="4.675cm" svg:x2="1.719cm" svg:y2="4.549cm"><text:p/></draw:line><draw:frame draw:style-name="gr104" draw:text-style-name="P72" svg:width="0.985cm" svg:height="0.717cm" svg:x="2.141cm" svg:y="2.284cm"><draw:text-box><text:p text:style-name="P70"><text:span text:style-name="T74">1</text:span></text:p></draw:text-box></draw:frame><draw:frame draw:style-name="gr105" draw:text-style-name="P72" svg:width="0.985cm" svg:height="0.719cm" svg:x="3.483cm" svg:y="3.179cm"><draw:text-box><text:p text:style-name="P70"><text:span text:style-name="T74">1</text:span></text:p></draw:text-box></draw:frame><draw:frame draw:style-name="gr104" draw:text-style-name="P72" svg:width="0.985cm" svg:height="0.717cm" svg:x="1.215cm" svg:y="4.131cm"><draw:text-box><text:p text:style-name="P70"><text:span text:style-name="T74">1</text:span></text:p></draw:text-box></draw:frame><draw:frame draw:style-name="gr104" draw:text-style-name="P72" svg:width="0.985cm" svg:height="0.717cm" svg:x="2.053cm" svg:y="3.224cm"><draw:text-box><text:p text:style-name="P70"><text:span text:style-name="T74">D</text:span></text:p></draw:text-box></draw:frame><draw:frame draw:style-name="gr104" draw:text-style-name="P72" svg:width="0.983cm" svg:height="0.717cm" svg:x="0.264cm" svg:y="5.017cm"><draw:text-box><text:p text:style-name="P70"><text:span text:style-name="T74">A</text:span></text:p></draw:text-box></draw:frame><draw:frame draw:style-name="gr105" draw:text-style-name="P72" svg:width="0.983cm" svg:height="0.719cm" svg:x="0.264cm" svg:y="2.328cm"><draw:text-box><text:p text:style-name="P70"><text:span text:style-name="T74">E</text:span></text:p></draw:text-box></draw:frame><draw:line draw:style-name="gr57" draw:text-style-name="P69" svg:x1="0.89cm" svg:y1="2.821cm" svg:x2="0.89cm" svg:y2="5.508cm"><text:p/></draw:line><draw:line draw:style-name="gr57" draw:text-style-name="P69" svg:x1="5.365cm" svg:y1="2.821cm" svg:x2="5.365cm" svg:y2="5.508cm"><text:p/></draw:line><draw:line draw:style-name="gr57" draw:text-style-name="P69" svg:x1="7.15cm" svg:y1="1.029cm" svg:x2="7.15cm" svg:y2="3.716cm"><text:p/></draw:line><draw:line draw:style-name="gr57" draw:text-style-name="P69" svg:x1="0.89cm" svg:y1="2.821cm" svg:x2="5.362cm" svg:y2="2.821cm"><text:p/></draw:line><draw:line draw:style-name="gr57" draw:text-style-name="P69" svg:x1="0.89cm" svg:y1="5.508cm" svg:x2="5.362cm" svg:y2="5.508cm"><text:p/></draw:line><draw:line draw:style-name="gr57" draw:text-style-name="P69" svg:x1="2.679cm" svg:y1="1.029cm" svg:x2="7.151cm" svg:y2="1.029cm"><text:p/></draw:line><draw:line draw:style-name="gr57" draw:text-style-name="P69" svg:x1="0.89cm" svg:y1="2.821cm" svg:x2="2.679cm" svg:y2="1.029cm"><text:p/></draw:line><draw:line draw:style-name="gr57" draw:text-style-name="P69" svg:x1="5.365cm" svg:y1="2.821cm" svg:x2="7.154cm" svg:y2="1.029cm"><text:p/></draw:line><draw:line draw:style-name="gr57" draw:text-style-name="P69" svg:x1="5.365cm" svg:y1="5.509cm" svg:x2="7.154cm" svg:y2="3.717cm"><text:p/></draw:line><draw:frame draw:style-name="gr105" draw:text-style-name="P72" svg:width="0.985cm" svg:height="0.719cm" svg:x="2.053cm" svg:y="0.536cm"><draw:text-box><text:p text:style-name="P70"><text:span text:style-name="T74">H</text:span></text:p></draw:text-box></draw:frame><draw:frame draw:style-name="gr105" draw:text-style-name="P72" svg:width="0.985cm" svg:height="0.719cm" svg:x="4.736cm" svg:y="2.328cm"><draw:text-box><text:p text:style-name="P70"><text:span text:style-name="T74">F</text:span></text:p></draw:text-box></draw:frame><draw:frame draw:style-name="gr104" draw:text-style-name="P72" svg:width="0.63cm" svg:height="0.717cm" svg:x="5.145cm" svg:y="5.366cm"><draw:text-box><text:p text:style-name="P70"><text:span text:style-name="T74">B</text:span></text:p></draw:text-box></draw:frame><draw:frame draw:style-name="gr104" draw:text-style-name="P72" svg:width="0.627cm" svg:height="0.717cm" svg:x="6.972cm" svg:y="3.224cm"><draw:text-box><text:p text:style-name="P70"><text:span text:style-name="T74">C</text:span></text:p></draw:text-box></draw:frame><draw:frame draw:style-name="gr105" draw:text-style-name="P72" svg:width="0.583cm" svg:height="0.719cm" svg:x="6.925cm" svg:y="0.536cm"><draw:text-box><text:p text:style-name="P70"><text:span text:style-name="T74">G</text:span></text:p></draw:text-box></draw:frame></draw:g></draw:g></text:p><text:p text:style-name="P29"/><text:p text:style-name="P29"/><text:p text:style-name="P29"/><text:p text:style-name="P30"/><text:p text:style-name="P30"/><text:p text:style-name="P30"/><text:p text:style-name="P30"/><text:p text:style-name="P30"/><text:p text:style-name="P30"/><text:p text:style-name="P29"/><text:p text:style-name="P29"/><text:p text:style-name="P29"/><text:p text:style-name="P29"/><text:p text:style-name="P29"/><text:p text:style-name="P29"/><text:p text:style-name="P29"/><text:list xml:id="list200944207" text:style-name="_5f_Numérotation_20_des_20_exercices_20_livrets"><text:list-header><text:p text:style-name="P46"><text:span text:style-name="Bold_5f_niv2"><text:span text:style-name="T17">Correction</text:span></text:span></text:p></text:list-header></text:list><text:p text:style-name="_5f_Paragraphe_20_livret_20_"><text:span text:style-name="_5f_BVS"><text:span text:style-name="T13">Dans un </text:span></text:span><text:span text:style-name="_5f_BVS"><text:span text:style-name="T15">repère de l’espace, un point a pour coordonnées (</text:span></text:span><text:span text:style-name="_5f_variable"><text:span text:style-name="T5">x ;</text:span></text:span><text:span text:style-name="_5f_BVS"><text:span text:style-name="T15"> </text:span></text:span><text:span text:style-name="_5f_variable"><text:span text:style-name="T5">y ;</text:span></text:span><text:span text:style-name="_5f_BVS"><text:span text:style-name="T15"> </text:span></text:span><text:span text:style-name="_5f_variable"><text:span text:style-name="T5">z</text:span></text:span><text:span text:style-name="_5f_BVS"><text:span text:style-name="T15">) avec </text:span></text:span><text:span text:style-name="_5f_variable"><text:span text:style-name="T5">x</text:span></text:span><text:span text:style-name="_5f_variable"><text:span text:style-name="T15"> </text:span></text:span><text:span text:style-name="_5f_BVS"><text:span text:style-name="T15">l’abscisse du point, </text:span></text:span><text:span text:style-name="_5f_variable"><text:span text:style-name="T5">y</text:span></text:span><text:span text:style-name="_5f_BVS"><text:span text:style-name="T15"> son ordonnée et</text:span></text:span><text:span text:style-name="_5f_BVS"><text:span text:style-name="T5"> </text:span></text:span><text:span text:style-name="_5f_variable"><text:span text:style-name="T5">z</text:span></text:span><text:span text:style-name="_5f_BVS"><text:span text:style-name="T5"> </text:span></text:span><text:span text:style-name="_5f_BVS"><text:span text:style-name="T15">son altitude.</text:span></text:span><text:span text:style-name="_5f_BVS"><text:span text:style-name="T14"> </text:span></text:span></text:p><text:p text:style-name="P33"><text:span text:style-name="_5f_BVS"><text:span text:style-name="T15">A(</text:span></text:span><text:span text:style-name="_5f_BVS"><text:span text:style-name="T16">2 ; 0 ; 0), B(2 ; </text:span></text:span><text:span text:style-name="_5f_BVS"><text:span text:style-name="T47">5</text:span></text:span><text:span text:style-name="_5f_BVS"><text:span text:style-name="T16"> ; 0), C(0 ; 5 ; 0), D(0 ; 0 ; 0), E(2 ; 0 ; </text:span></text:span><text:span text:style-name="_5f_BVS"><text:span text:style-name="T47">3</text:span></text:span><text:span text:style-name="_5f_BVS"><text:span text:style-name="T16">), F(2 ; </text:span></text:span><text:span text:style-name="_5f_BVS"><text:span text:style-name="T47">5</text:span></text:span><text:span text:style-name="_5f_BVS"><text:span text:style-name="T16"> ; </text:span></text:span><text:span text:style-name="_5f_BVS"><text:span text:style-name="T47">3</text:span></text:span><text:span text:style-name="_5f_BVS"><text:span text:style-name="T16">), G(0 ; 5 ; 3), H(0 ; 0 ; 3).</text:span></text:span></text:p></text:section></draw:text-box></draw:frame></text:h>
      <text:list xml:id="list1420058353" text:style-name="Num_5f_Exo">
        <text:list-item>
          <text:p text:style-name="P42"> <text:span text:style-name="T51">Donne les coordonnées des points A, B, C, D, E, F, G et H dans le repère ci-dessous.</text:span></text:p>
        </text:list-item>
      </text:list>
      <text:p text:style-name="Standard"><draw:g text:anchor-type="paragraph" draw:z-index="21" draw:name="Forme2" draw:style-name="gr102"><draw:g draw:style-name="gr2"><draw:line draw:style-name="gr3" draw:text-style-name="P97" svg:x1="0.324cm" svg:y1="0.706cm" svg:x2="8.824cm" svg:y2="0.706cm"><text:p/></draw:line><draw:line draw:style-name="gr4" draw:text-style-name="P97" svg:x1="0.324cm" svg:y1="8.696cm" svg:x2="0.324cm" svg:y2="0.217cm"><text:p/></draw:line><draw:line draw:style-name="gr5" draw:text-style-name="P97" svg:x1="1.824cm" svg:y1="0.217cm" svg:x2="1.828cm" svg:y2="8.702cm"><text:p/></draw:line><draw:line draw:style-name="gr6" draw:text-style-name="P97" svg:x1="0.324cm" svg:y1="0.21cm" svg:x2="8.824cm" svg:y2="0.21cm"><text:p/></draw:line><draw:line draw:style-name="gr7" draw:text-style-name="P97" svg:x1="0.324cm" svg:y1="1.705cm" svg:x2="8.812cm" svg:y2="1.705cm"><text:p/></draw:line><draw:line draw:style-name="gr8" draw:text-style-name="P97" svg:x1="0.324cm" svg:y1="1.206cm" svg:x2="8.822cm" svg:y2="1.206cm"><text:p/></draw:line><draw:line draw:style-name="gr9" draw:text-style-name="P97" svg:x1="0.824cm" svg:y1="0.21cm" svg:x2="0.824cm" svg:y2="8.684cm"><text:p/></draw:line><draw:line draw:style-name="gr10" draw:text-style-name="P97" svg:x1="1.324cm" svg:y1="0.21cm" svg:x2="1.324cm" svg:y2="8.684cm"><text:p/></draw:line><draw:line draw:style-name="gr4" draw:text-style-name="P97" svg:x1="2.324cm" svg:y1="8.696cm" svg:x2="2.324cm" svg:y2="0.217cm"><text:p/></draw:line><draw:line draw:style-name="gr5" draw:text-style-name="P97" svg:x1="3.826cm" svg:y1="0.217cm" svg:x2="3.83cm" svg:y2="8.702cm"><text:p/></draw:line><draw:line draw:style-name="gr9" draw:text-style-name="P97" svg:x1="2.824cm" svg:y1="0.21cm" svg:x2="2.824cm" svg:y2="8.684cm"><text:p/></draw:line><draw:line draw:style-name="gr10" draw:text-style-name="P97" svg:x1="3.325cm" svg:y1="0.21cm" svg:x2="3.325cm" svg:y2="8.684cm"><text:p/></draw:line><draw:line draw:style-name="gr4" draw:text-style-name="P97" svg:x1="4.326cm" svg:y1="8.696cm" svg:x2="4.326cm" svg:y2="0.217cm"><text:p/></draw:line><draw:line draw:style-name="gr5" draw:text-style-name="P97" svg:x1="5.828cm" svg:y1="0.217cm" svg:x2="5.832cm" svg:y2="8.702cm"><text:p/></draw:line><draw:line draw:style-name="gr9" draw:text-style-name="P97" svg:x1="4.826cm" svg:y1="0.21cm" svg:x2="4.826cm" svg:y2="8.684cm"><text:p/></draw:line><draw:line draw:style-name="gr10" draw:text-style-name="P97" svg:x1="5.327cm" svg:y1="0.21cm" svg:x2="5.327cm" svg:y2="8.684cm"><text:p/></draw:line><draw:line draw:style-name="gr4" draw:text-style-name="P97" svg:x1="6.324cm" svg:y1="8.696cm" svg:x2="6.324cm" svg:y2="0.217cm"><text:p/></draw:line><draw:line draw:style-name="gr5" draw:text-style-name="P97" svg:x1="7.824cm" svg:y1="0.217cm" svg:x2="7.828cm" svg:y2="8.702cm"><text:p/></draw:line><draw:line draw:style-name="gr9" draw:text-style-name="P97" svg:x1="6.828cm" svg:y1="0.21cm" svg:x2="6.828cm" svg:y2="8.684cm"><text:p/></draw:line><draw:line draw:style-name="gr10" draw:text-style-name="P97" svg:x1="7.324cm" svg:y1="0.21cm" svg:x2="7.324cm" svg:y2="8.684cm"><text:p/></draw:line><draw:line draw:style-name="gr4" draw:text-style-name="P97" svg:x1="8.324cm" svg:y1="8.696cm" svg:x2="8.324cm" svg:y2="0.217cm"><text:p/></draw:line><draw:line draw:style-name="gr9" draw:text-style-name="P97" svg:x1="8.824cm" svg:y1="0.21cm" svg:x2="8.824cm" svg:y2="8.684cm"><text:p/></draw:line><draw:line draw:style-name="gr3" draw:text-style-name="P97" svg:x1="0.324cm" svg:y1="2.706cm" svg:x2="8.824cm" svg:y2="2.706cm"><text:p/></draw:line><draw:line draw:style-name="gr6" draw:text-style-name="P97" svg:x1="0.324cm" svg:y1="2.206cm" svg:x2="8.824cm" svg:y2="2.206cm"><text:p/></draw:line><draw:line draw:style-name="gr7" draw:text-style-name="P97" svg:x1="0.324cm" svg:y1="3.706cm" svg:x2="8.812cm" svg:y2="3.706cm"><text:p/></draw:line><draw:line draw:style-name="gr8" draw:text-style-name="P97" svg:x1="0.324cm" svg:y1="3.206cm" svg:x2="8.822cm" svg:y2="3.206cm"><text:p/></draw:line><draw:line draw:style-name="gr3" draw:text-style-name="P97" svg:x1="0.324cm" svg:y1="4.708cm" svg:x2="8.824cm" svg:y2="4.708cm"><text:p/></draw:line><draw:line draw:style-name="gr6" draw:text-style-name="P97" svg:x1="0.324cm" svg:y1="4.207cm" svg:x2="8.824cm" svg:y2="4.207cm"><text:p/></draw:line><draw:line draw:style-name="gr7" draw:text-style-name="P97" svg:x1="0.324cm" svg:y1="5.708cm" svg:x2="8.812cm" svg:y2="5.708cm"><text:p/></draw:line><draw:line draw:style-name="gr8" draw:text-style-name="P97" svg:x1="0.324cm" svg:y1="5.207cm" svg:x2="8.822cm" svg:y2="5.207cm"><text:p/></draw:line><draw:line draw:style-name="gr3" draw:text-style-name="P97" svg:x1="0.324cm" svg:y1="6.709cm" svg:x2="8.824cm" svg:y2="6.709cm"><text:p/></draw:line><draw:line draw:style-name="gr6" draw:text-style-name="P97" svg:x1="0.324cm" svg:y1="6.209cm" svg:x2="8.824cm" svg:y2="6.209cm"><text:p/></draw:line><draw:line draw:style-name="gr8" draw:text-style-name="P97" svg:x1="0.324cm" svg:y1="7.209cm" svg:x2="8.822cm" svg:y2="7.209cm"><text:p/></draw:line><draw:line draw:style-name="gr8" draw:text-style-name="P97" svg:x1="0.324cm" svg:y1="7.71cm" svg:x2="8.822cm" svg:y2="7.71cm"><text:p/></draw:line><draw:line draw:style-name="gr8" draw:text-style-name="P97" svg:x1="0.324cm" svg:y1="8.206cm" svg:x2="8.822cm" svg:y2="8.206cm"><text:p/></draw:line><draw:line draw:style-name="gr8" draw:text-style-name="P97" svg:x1="0.324cm" svg:y1="8.697cm" svg:x2="8.822cm" svg:y2="8.697cm"><text:p/></draw:line></draw:g><draw:line draw:style-name="gr54" draw:text-style-name="P69" svg:x1="3.325cm" svg:y1="5.701cm" svg:x2="8.825cm" svg:y2="5.701cm"><text:p/></draw:line><draw:line draw:style-name="gr54" draw:text-style-name="P99" svg:x1="3.325cm" svg:y1="5.703cm" svg:x2="3.325cm" svg:y2="0.21cm"><text:p/></draw:line><draw:line draw:style-name="gr54" draw:text-style-name="P69" svg:x1="3.324cm" svg:y1="5.701cm" svg:x2="0.325cm" svg:y2="8.696cm"><text:p/></draw:line><draw:frame draw:style-name="gr56" draw:text-style-name="P92" svg:width="1.101cm" svg:height="0.803cm" svg:x="2.625cm" svg:y="0.101cm"><draw:text-box><text:p text:style-name="P70"><text:span text:style-name="T73">z</text:span></text:p></draw:text-box></draw:frame><draw:frame draw:style-name="gr59" draw:text-style-name="P92" svg:width="0.544cm" svg:height="0.8cm" svg:x="8.125cm" svg:y="5.001cm"><draw:text-box><text:p text:style-name="P70"><text:span text:style-name="T73">y</text:span></text:p></draw:text-box></draw:frame><draw:frame draw:style-name="gr59" draw:text-style-name="P92" svg:width="1.101cm" svg:height="0.8cm" svg:x="1.124cm" svg:y="7.702cm"><draw:text-box><text:p text:style-name="P70"><text:span text:style-name="T73">x</text:span></text:p></draw:text-box></draw:frame><draw:line draw:style-name="gr57" draw:text-style-name="P69" svg:x1="4.326cm" svg:y1="5.603cm" svg:x2="4.326cm" svg:y2="5.803cm"><text:p/></draw:line><draw:line draw:style-name="gr57" draw:text-style-name="P69" svg:x1="2.397cm" svg:y1="6.775cm" svg:x2="2.256cm" svg:y2="6.634cm"><text:p/></draw:line><draw:frame draw:style-name="gr58" draw:text-style-name="P72" svg:width="1.101cm" svg:height="0.802cm" svg:x="2.724cm" svg:y="4.174cm"><draw:text-box><text:p text:style-name="P70"><text:span text:style-name="T74">1</text:span></text:p></draw:text-box></draw:frame><draw:frame draw:style-name="gr59" draw:text-style-name="P72" svg:width="1.101cm" svg:height="0.8cm" svg:x="4.225cm" svg:y="5.102cm"><draw:text-box><text:p text:style-name="P70"><text:span text:style-name="T74">1</text:span></text:p></draw:text-box></draw:frame><draw:frame draw:style-name="gr56" draw:text-style-name="P72" svg:width="1.103cm" svg:height="0.803cm" svg:x="1.724cm" svg:y="6.202cm"><draw:text-box><text:p text:style-name="P70"><text:span text:style-name="T74">1</text:span></text:p></draw:text-box></draw:frame><draw:frame draw:style-name="gr58" draw:text-style-name="P72" svg:width="1.101cm" svg:height="0.802cm" svg:x="2.625cm" svg:y="5.2cm"><draw:text-box><text:p text:style-name="P70"><text:span text:style-name="T74">A</text:span></text:p></draw:text-box></draw:frame><draw:frame draw:style-name="gr58" draw:text-style-name="P72" svg:width="1.101cm" svg:height="0.802cm" svg:x="0.625cm" svg:y="7.201cm"><draw:text-box><text:p text:style-name="P70"><text:span text:style-name="T74">D</text:span></text:p></draw:text-box></draw:frame><draw:frame draw:style-name="gr56" draw:text-style-name="P72" svg:width="1.101cm" svg:height="0.803cm" svg:x="0.738cm" svg:y="2.701cm"><draw:text-box><text:p text:style-name="P70"><text:span text:style-name="T74">E</text:span></text:p></draw:text-box></draw:frame><draw:line draw:style-name="gr57" draw:text-style-name="P69" svg:x1="1.324cm" svg:y1="3.205cm" svg:x2="1.324cm" svg:y2="7.705cm"><text:p/></draw:line><draw:line draw:style-name="gr57" draw:text-style-name="P69" svg:x1="5.828cm" svg:y1="3.205cm" svg:x2="5.828cm" svg:y2="7.705cm"><text:p/></draw:line><draw:line draw:style-name="gr57" draw:text-style-name="P69" svg:x1="7.824cm" svg:y1="1.203cm" svg:x2="7.824cm" svg:y2="5.703cm"><text:p/></draw:line><draw:line draw:style-name="gr57" draw:text-style-name="P69" svg:x1="1.324cm" svg:y1="3.205cm" svg:x2="5.824cm" svg:y2="3.205cm"><text:p/></draw:line><draw:line draw:style-name="gr57" draw:text-style-name="P69" svg:x1="1.324cm" svg:y1="7.703cm" svg:x2="5.824cm" svg:y2="7.703cm"><text:p/></draw:line><draw:line draw:style-name="gr57" draw:text-style-name="P69" svg:x1="3.325cm" svg:y1="1.203cm" svg:x2="7.825cm" svg:y2="1.203cm"><text:p/></draw:line><draw:line draw:style-name="gr57" draw:text-style-name="P69" svg:x1="1.324cm" svg:y1="3.203cm" svg:x2="3.324cm" svg:y2="1.203cm"><text:p/></draw:line><draw:line draw:style-name="gr57" draw:text-style-name="P69" svg:x1="5.828cm" svg:y1="3.203cm" svg:x2="7.828cm" svg:y2="1.203cm"><text:p/></draw:line><draw:line draw:style-name="gr57" draw:text-style-name="P69" svg:x1="5.828cm" svg:y1="7.701cm" svg:x2="7.828cm" svg:y2="5.701cm"><text:p/></draw:line><draw:frame draw:style-name="gr58" draw:text-style-name="P72" svg:width="1.101cm" svg:height="0.802cm" svg:x="2.794cm" svg:y="0.701cm"><draw:text-box><text:p text:style-name="P70"><text:span text:style-name="T74">F</text:span></text:p></draw:text-box></draw:frame><draw:frame draw:style-name="gr58" draw:text-style-name="P72" svg:width="1.101cm" svg:height="0.802cm" svg:x="5.126cm" svg:y="2.6cm"><draw:text-box><text:p text:style-name="P70"><text:span text:style-name="T74">H</text:span></text:p></draw:text-box></draw:frame><draw:frame draw:style-name="gr58" draw:text-style-name="P72" svg:width="1.101cm" svg:height="0.802cm" svg:x="5.647cm" svg:y="7.61cm"><draw:text-box><text:p text:style-name="P70"><text:span text:style-name="T74">C</text:span></text:p></draw:text-box></draw:frame><draw:frame draw:style-name="gr58" draw:text-style-name="P72" svg:width="1.101cm" svg:height="0.802cm" svg:x="7.125cm" svg:y="5.2cm"><draw:text-box><text:p text:style-name="P70"><text:span text:style-name="T74">B</text:span></text:p></draw:text-box></draw:frame><draw:frame draw:style-name="gr58" draw:text-style-name="P72" svg:width="1.101cm" svg:height="0.802cm" svg:x="7.647cm" svg:y="0.701cm"><draw:text-box><text:p text:style-name="P70"><text:span text:style-name="T74">G</text:span></text:p></draw:text-box></draw:frame><draw:line draw:style-name="gr57" draw:text-style-name="P69" svg:x1="3.228cm" svg:y1="4.701cm" svg:x2="3.428cm" svg:y2="4.701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2" text:name="Section1">
        <text:h text:style-name="P37" text:outline-level="1"><text:span text:style-name="_5f_Caractères_5f_correction"><text:span text:style-name="T63">A(0 ; 0 ; 0)<text:line-break/></text:span></text:span><text:span text:style-name="_5f_Caractères_5f_correction"><text:span text:style-name="T57">C’est l’origine du repère.</text:span></text:span></text:h>
        <text:h text:style-name="P37" text:outline-level="1"><text:span text:style-name="_5f_Caractères_5f_correction"><text:span text:style-name="T63">B(0 ; 4,5 ; 0)</text:span></text:span></text:h>
        <text:h text:style-name="P37" text:outline-level="1"><text:span text:style-name="_5f_Caractères_5f_correction"><text:span text:style-name="T63">C(2 ; 4,5 ; 0)</text:span></text:span></text:h>
        <text:h text:style-name="P37" text:outline-level="1"><text:span text:style-name="_5f_Caractères_5f_correction"><text:span text:style-name="T63">D(2 ; 0 ; 0)</text:span></text:span></text:h>
        <text:h text:style-name="P37" text:outline-level="1"><text:span text:style-name="_5f_Caractères_5f_correction"><text:span text:style-name="T63">E(2 ; 0 ; 4,5)</text:span></text:span></text:h>
        <text:h text:style-name="P37" text:outline-level="1"><text:span text:style-name="_5f_Caractères_5f_correction"><text:span text:style-name="T63">F(0 ; 0 ; 4,5)</text:span></text:span></text:h>
        <text:h text:style-name="P37" text:outline-level="1"><text:span text:style-name="_5f_Caractères_5f_correction"><text:span text:style-name="T63">G(0 ; 4,5 ; 4,5)</text:span></text:span></text:h>
        <text:h text:style-name="P37" text:outline-level="1"><text:span text:style-name="_5f_Caractères_5f_correction"><text:span text:style-name="T40">H(2 ; 4,5 ; 4,5)</text:span></text:span></text:h>
      </text:section>
      <text:list xml:id="list93443296492315" text:continue-numbering="true" text:style-name="Num_5f_Exo">
        <text:list-item>
          <text:h text:style-name="P64" text:outline-level="1"><text:span text:style-name="_5f_BVS"> </text:span><text:span text:style-name="_5f_BVS"><text:span text:style-name="T42">Donne les coordonnées des points O, I, J, K, L, M, N , P, H, U, T dans le repère ci-dessous.</text:span></text:span></text:h>
        </text:list-item>
      </text:list>
      <text:p text:style-name="P32"><draw:g text:anchor-type="paragraph" draw:z-index="22" draw:name="Forme3_0" draw:style-name="gr1"><draw:line draw:style-name="gr3" draw:text-style-name="P97" svg:x1="-0.001cm" svg:y1="0.665cm" svg:x2="9.149cm" svg:y2="0.665cm"><text:p/></draw:line><draw:line draw:style-name="gr4" draw:text-style-name="P97" svg:x1="-0.001cm" svg:y1="6.747cm" svg:x2="-0.001cm" svg:y2="0.237cm"><text:p/></draw:line><draw:line draw:style-name="gr5" draw:text-style-name="P97" svg:x1="1.306cm" svg:y1="0.238cm" svg:x2="1.309cm" svg:y2="6.753cm"><text:p/></draw:line><draw:line draw:style-name="gr6" draw:text-style-name="P97" svg:x1="-0.001cm" svg:y1="0.23cm" svg:x2="9.149cm" svg:y2="0.23cm"><text:p/></draw:line><draw:line draw:style-name="gr7" draw:text-style-name="P97" svg:x1="-0.001cm" svg:y1="1.533cm" svg:x2="9.136cm" svg:y2="1.533cm"><text:p/></draw:line><draw:line draw:style-name="gr8" draw:text-style-name="P97" svg:x1="-0.001cm" svg:y1="1.099cm" svg:x2="9.147cm" svg:y2="1.099cm"><text:p/></draw:line><draw:line draw:style-name="gr9" draw:text-style-name="P97" svg:x1="0.434cm" svg:y1="0.23cm" svg:x2="0.434cm" svg:y2="6.737cm"><text:p/></draw:line><draw:line draw:style-name="gr10" draw:text-style-name="P97" svg:x1="0.868cm" svg:y1="0.23cm" svg:x2="0.868cm" svg:y2="6.737cm"><text:p/></draw:line><draw:line draw:style-name="gr4" draw:text-style-name="P97" svg:x1="1.741cm" svg:y1="6.747cm" svg:x2="1.741cm" svg:y2="0.237cm"><text:p/></draw:line><draw:line draw:style-name="gr5" draw:text-style-name="P97" svg:x1="3.049cm" svg:y1="0.238cm" svg:x2="3.052cm" svg:y2="6.753cm"><text:p/></draw:line><draw:line draw:style-name="gr9" draw:text-style-name="P97" svg:x1="2.178cm" svg:y1="0.23cm" svg:x2="2.178cm" svg:y2="6.737cm"><text:p/></draw:line><draw:line draw:style-name="gr10" draw:text-style-name="P97" svg:x1="2.613cm" svg:y1="0.23cm" svg:x2="2.613cm" svg:y2="6.737cm"><text:p/></draw:line><draw:line draw:style-name="gr4" draw:text-style-name="P97" svg:x1="3.485cm" svg:y1="6.747cm" svg:x2="3.485cm" svg:y2="0.237cm"><text:p/></draw:line><draw:line draw:style-name="gr5" draw:text-style-name="P97" svg:x1="4.792cm" svg:y1="0.238cm" svg:x2="4.795cm" svg:y2="6.753cm"><text:p/></draw:line><draw:line draw:style-name="gr9" draw:text-style-name="P97" svg:x1="3.92cm" svg:y1="0.23cm" svg:x2="3.92cm" svg:y2="6.737cm"><text:p/></draw:line><draw:line draw:style-name="gr10" draw:text-style-name="P97" svg:x1="4.356cm" svg:y1="0.23cm" svg:x2="4.356cm" svg:y2="6.737cm"><text:p/></draw:line><draw:line draw:style-name="gr4" draw:text-style-name="P97" svg:x1="5.228cm" svg:y1="6.747cm" svg:x2="5.228cm" svg:y2="0.237cm"><text:p/></draw:line><draw:line draw:style-name="gr5" draw:text-style-name="P97" svg:x1="6.535cm" svg:y1="0.238cm" svg:x2="6.538cm" svg:y2="6.753cm"><text:p/></draw:line><draw:line draw:style-name="gr9" draw:text-style-name="P97" svg:x1="5.663cm" svg:y1="0.23cm" svg:x2="5.663cm" svg:y2="6.737cm"><text:p/></draw:line><draw:line draw:style-name="gr10" draw:text-style-name="P97" svg:x1="6.098cm" svg:y1="0.23cm" svg:x2="6.098cm" svg:y2="6.737cm"><text:p/></draw:line><draw:line draw:style-name="gr4" draw:text-style-name="P97" svg:x1="6.97cm" svg:y1="6.747cm" svg:x2="6.97cm" svg:y2="0.237cm"><text:p/></draw:line><draw:line draw:style-name="gr9" draw:text-style-name="P97" svg:x1="7.405cm" svg:y1="0.23cm" svg:x2="7.405cm" svg:y2="6.737cm"><text:p/></draw:line><draw:line draw:style-name="gr10" draw:text-style-name="P97" svg:x1="7.842cm" svg:y1="0.23cm" svg:x2="7.842cm" svg:y2="6.737cm"><text:p/></draw:line><draw:line draw:style-name="gr3" draw:text-style-name="P97" svg:x1="-0.001cm" svg:y1="2.406cm" svg:x2="9.149cm" svg:y2="2.406cm"><text:p/></draw:line><draw:line draw:style-name="gr6" draw:text-style-name="P97" svg:x1="-0.001cm" svg:y1="1.971cm" svg:x2="9.149cm" svg:y2="1.971cm"><text:p/></draw:line><draw:line draw:style-name="gr7" draw:text-style-name="P97" svg:x1="-0.001cm" svg:y1="3.273cm" svg:x2="9.136cm" svg:y2="3.273cm"><text:p/></draw:line><draw:line draw:style-name="gr8" draw:text-style-name="P97" svg:x1="-0.001cm" svg:y1="2.84cm" svg:x2="9.147cm" svg:y2="2.84cm"><text:p/></draw:line><draw:line draw:style-name="gr3" draw:text-style-name="P97" svg:x1="-0.001cm" svg:y1="4.147cm" svg:x2="9.149cm" svg:y2="4.147cm"><text:p/></draw:line><draw:line draw:style-name="gr6" draw:text-style-name="P97" svg:x1="-0.001cm" svg:y1="3.711cm" svg:x2="9.149cm" svg:y2="3.706cm"><text:p/></draw:line><draw:line draw:style-name="gr7" draw:text-style-name="P97" svg:x1="-0.001cm" svg:y1="5.013cm" svg:x2="9.136cm" svg:y2="5.013cm"><text:p/></draw:line><draw:line draw:style-name="gr8" draw:text-style-name="P97" svg:x1="-0.001cm" svg:y1="4.581cm" svg:x2="9.147cm" svg:y2="4.581cm"><text:p/></draw:line><draw:line draw:style-name="gr3" draw:text-style-name="P97" svg:x1="-0.001cm" svg:y1="5.888cm" svg:x2="9.149cm" svg:y2="5.888cm"><text:p/></draw:line><draw:line draw:style-name="gr6" draw:text-style-name="P97" svg:x1="-0.001cm" svg:y1="5.452cm" svg:x2="9.149cm" svg:y2="5.452cm"><text:p/></draw:line><draw:line draw:style-name="gr8" draw:text-style-name="P97" svg:x1="-0.001cm" svg:y1="6.32cm" svg:x2="9.147cm" svg:y2="6.32cm"><text:p/></draw:line><draw:line draw:style-name="gr8" draw:text-style-name="P97" svg:x1="-0.001cm" svg:y1="6.758cm" svg:x2="9.147cm" svg:y2="6.758cm"><text:p/></draw:line><draw:line draw:style-name="gr10" draw:text-style-name="P97" svg:x1="8.278cm" svg:y1="0.23cm" svg:x2="8.278cm" svg:y2="6.737cm"><text:p/></draw:line><draw:line draw:style-name="gr10" draw:text-style-name="P97" svg:x1="8.712cm" svg:y1="0.23cm" svg:x2="8.712cm" svg:y2="6.737cm"><text:p/></draw:line><draw:line draw:style-name="gr10" draw:text-style-name="P97" svg:x1="9.149cm" svg:y1="0.23cm" svg:x2="9.149cm" svg:y2="6.737cm"><text:p/></draw:line><draw:g draw:style-name="gr2"><draw:line draw:style-name="gr54" draw:text-style-name="P69" svg:x1="3.05cm" svg:y1="3.706cm" svg:x2="9.15cm" svg:y2="3.706cm"><text:p/></draw:line><draw:line draw:style-name="gr54" draw:text-style-name="P69" svg:x1="3.05cm" svg:y1="3.706cm" svg:x2="3.05cm" svg:y2="0.238cm"><text:p/></draw:line><draw:line draw:style-name="gr54" draw:text-style-name="P69" svg:x1="3.05cm" svg:y1="3.706cm" svg:x2="0cm" svg:y2="6.758cm"><text:p/></draw:line><draw:frame draw:style-name="gr98" draw:text-style-name="P98" svg:width="0.96cm" svg:height="0.742cm" svg:x="2.439cm" svg:y="0.102cm"><draw:text-box><text:p text:style-name="P70"><text:span text:style-name="T73">z</text:span></text:p></draw:text-box></draw:frame><draw:frame draw:style-name="gr98" draw:text-style-name="P92" svg:width="0.454cm" svg:height="0.742cm" svg:x="8.521cm" svg:y="3.053cm"><draw:text-box><text:p text:style-name="P70"><text:span text:style-name="T73">y</text:span></text:p></draw:text-box></draw:frame><draw:frame draw:style-name="gr98" draw:text-style-name="P71" svg:width="0.96cm" svg:height="0.742cm" svg:x="0.608cm" svg:y="5.81cm"><draw:text-box><text:p text:style-name="P70"><text:span text:style-name="T73">x</text:span></text:p></draw:text-box></draw:frame><draw:line draw:style-name="gr57" draw:text-style-name="P69" svg:x1="3.92cm" svg:y1="3.616cm" svg:x2="3.92cm" svg:y2="3.79cm"><text:p/></draw:line><draw:line draw:style-name="gr57" draw:text-style-name="P69" svg:x1="2.238cm" svg:y1="4.635cm" svg:x2="2.115cm" svg:y2="4.512cm"><text:p/></draw:line><draw:frame draw:style-name="gr99" draw:text-style-name="P72" svg:width="0.96cm" svg:height="0.699cm" svg:x="2.527cm" svg:y="2.314cm"><draw:text-box><text:p text:style-name="P70"><text:span text:style-name="T74">1</text:span></text:p></draw:text-box></draw:frame><draw:frame draw:style-name="gr99" draw:text-style-name="P72" svg:width="0.96cm" svg:height="0.699cm" svg:x="3.833cm" svg:y="3.706cm"><draw:text-box><text:p text:style-name="P70"><text:span text:style-name="T74">1</text:span></text:p></draw:text-box></draw:frame><draw:frame draw:style-name="gr99" draw:text-style-name="P72" svg:width="0.96cm" svg:height="0.699cm" svg:x="1.656cm" svg:y="4.055cm"><draw:text-box><text:p text:style-name="P70"><text:span text:style-name="T74">1</text:span></text:p></draw:text-box></draw:frame><draw:frame draw:style-name="gr100" draw:text-style-name="P72" svg:width="0.96cm" svg:height="0.698cm" svg:x="2.439cm" svg:y="3.272cm"><draw:text-box><text:p text:style-name="P70"><text:span text:style-name="T74">O</text:span></text:p></draw:text-box></draw:frame><draw:frame draw:style-name="gr99" draw:text-style-name="P72" svg:width="0.96cm" svg:height="0.699cm" svg:x="0.261cm" svg:y="5.447cm"><draw:text-box><text:p text:style-name="P70"><text:span text:style-name="T74">K</text:span></text:p></draw:text-box></draw:frame><draw:frame draw:style-name="gr100" draw:text-style-name="P72" svg:width="0.96cm" svg:height="0.698cm" svg:x="0.349cm" svg:y="2.801cm"><draw:text-box><text:p text:style-name="P70"><text:span text:style-name="T74">L</text:span></text:p></draw:text-box></draw:frame><draw:line draw:style-name="gr57" draw:text-style-name="P69" svg:x1="0.868cm" svg:y1="3.271cm" svg:x2="0.868cm" svg:y2="5.882cm"><text:p/></draw:line><draw:line draw:style-name="gr57" draw:text-style-name="P69" svg:x1="5.663cm" svg:y1="3.271cm" svg:x2="5.663cm" svg:y2="5.882cm"><text:p/></draw:line><draw:line draw:style-name="gr57" draw:text-style-name="P69" svg:x1="7.842cm" svg:y1="1.095cm" svg:x2="7.842cm" svg:y2="3.706cm"><text:p/></draw:line><draw:line draw:style-name="gr57" draw:text-style-name="P69" svg:x1="0.868cm" svg:y1="3.271cm" svg:x2="5.661cm" svg:y2="3.271cm"><text:p/></draw:line><draw:line draw:style-name="gr57" draw:text-style-name="P69" svg:x1="0.868cm" svg:y1="5.881cm" svg:x2="5.661cm" svg:y2="5.881cm"><text:p/></draw:line><draw:line draw:style-name="gr57" draw:text-style-name="P69" svg:x1="3.049cm" svg:y1="1.095cm" svg:x2="7.842cm" svg:y2="1.095cm"><text:p/></draw:line><draw:line draw:style-name="gr57" draw:text-style-name="P69" svg:x1="0.868cm" svg:y1="3.271cm" svg:x2="3.047cm" svg:y2="1.095cm"><text:p/></draw:line><draw:line draw:style-name="gr57" draw:text-style-name="P69" svg:x1="5.663cm" svg:y1="3.271cm" svg:x2="7.842cm" svg:y2="1.095cm"><text:p/></draw:line><draw:line draw:style-name="gr57" draw:text-style-name="P69" svg:x1="5.663cm" svg:y1="5.882cm" svg:x2="7.842cm" svg:y2="3.706cm"><text:p/></draw:line><draw:frame draw:style-name="gr99" draw:text-style-name="P72" svg:width="0.96cm" svg:height="0.699cm" svg:x="2.439cm" svg:y="0.615cm"><draw:text-box><text:p text:style-name="P70"><text:span text:style-name="T74">M</text:span></text:p></draw:text-box></draw:frame><draw:frame draw:style-name="gr100" draw:text-style-name="P72" svg:width="0.96cm" svg:height="0.698cm" svg:x="5.053cm" svg:y="2.75cm"><draw:text-box><text:p text:style-name="P70"><text:span text:style-name="T74">P</text:span></text:p></draw:text-box></draw:frame><draw:frame draw:style-name="gr99" draw:text-style-name="P72" svg:width="0.96cm" svg:height="0.699cm" svg:x="5.535cm" svg:y="5.757cm"><draw:text-box><text:p text:style-name="P70"><text:span text:style-name="T74">J</text:span></text:p></draw:text-box></draw:frame><draw:frame draw:style-name="gr99" draw:text-style-name="P72" svg:width="0.503cm" svg:height="0.699cm" svg:x="7.699cm" svg:y="3.217cm"><draw:text-box><text:p text:style-name="P70"><text:span text:style-name="T74">I</text:span></text:p></draw:text-box></draw:frame><draw:frame draw:style-name="gr99" draw:text-style-name="P72" svg:width="0.962cm" svg:height="0.699cm" svg:x="7.652cm" svg:y="0.624cm"><draw:text-box><text:p text:style-name="P70"><text:span text:style-name="T74">N</text:span></text:p></draw:text-box></draw:frame><draw:line draw:style-name="gr57" draw:text-style-name="P69" svg:x1="2.96cm" svg:y1="2.836cm" svg:x2="3.134cm" svg:y2="2.836cm"><text:p/></draw:line><draw:line draw:style-name="gr57" draw:text-style-name="P69" svg:x1="7.755cm" svg:y1="2.399cm" svg:x2="7.929cm" svg:y2="2.399cm"><text:p/></draw:line><draw:frame draw:style-name="gr99" draw:text-style-name="P72" svg:width="0.96cm" svg:height="0.699cm" svg:x="7.756cm" svg:y="1.965cm"><draw:text-box><text:p text:style-name="P70"><text:span text:style-name="T74">T</text:span></text:p></draw:text-box></draw:frame><draw:line draw:style-name="gr57" draw:text-style-name="P69" svg:x1="4.356cm" svg:y1="5.795cm" svg:x2="4.356cm" svg:y2="5.969cm"><text:p/></draw:line><draw:frame draw:style-name="gr99" draw:text-style-name="P72" svg:width="0.96cm" svg:height="0.699cm" svg:x="3.746cm" svg:y="5.325cm"><draw:text-box><text:p text:style-name="P70"><text:span text:style-name="T74">H</text:span></text:p></draw:text-box></draw:frame><draw:frame draw:style-name="gr101" draw:text-style-name="P72" svg:width="0.96cm" svg:height="0.696cm" svg:x="1.568cm" svg:y="1.444cm"><draw:text-box><text:p text:style-name="P70"><text:span text:style-name="T74">U</text:span></text:p></draw:text-box></draw:frame><draw:line draw:style-name="gr57" draw:text-style-name="P69" svg:x1="2.238cm" svg:y1="2.027cm" svg:x2="2.115cm" svg:y2="1.904cm"><text:p/></draw:line></draw:g></draw:g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2"><text:span text:style-name="_5f_BVS"/></text:p>
      <text:p text:style-name="P36"><text:span text:style-name="_5f_BVS"/></text:p>
      <text:p text:style-name="P36"><text:span text:style-name="_5f_BVS"/></text:p>
      <text:section text:style-name="Sect2" text:name="Section2">
        <text:h text:style-name="P38" text:outline-level="1"><text:span text:style-name="_5f_Caractères_5f_correction"><text:span text:style-name="T64">O</text:span></text:span><text:span text:style-name="_5f_Caractères_5f_correction"><text:span text:style-name="T63">(0 ; 0 ; 0)<text:line-break/></text:span></text:span><text:span text:style-name="_5f_Caractères_5f_correction"><text:span text:style-name="T57">C’est l’origine du repère.</text:span></text:span></text:h>
        <text:h text:style-name="P37" text:outline-level="1"><text:span text:style-name="_5f_Caractères_5f_correction"><text:span text:style-name="T64">I(0 ; 5,5 ; 0)</text:span></text:span></text:h>
        <text:h text:style-name="P37" text:outline-level="1"><text:span text:style-name="_5f_Caractères_5f_correction"><text:span text:style-name="T64">J(2,5 ; 5,5 ; 0)</text:span></text:span></text:h>
        <text:h text:style-name="P37" text:outline-level="1"><text:span text:style-name="_5f_Caractères_5f_correction"><text:span text:style-name="T64">K(2,5 ; 0 ; 0)</text:span></text:span></text:h>
        <text:h text:style-name="P37" text:outline-level="1"><text:span text:style-name="_5f_Caractères_5f_correction"><text:span text:style-name="T64">L(2,5 ; 0 ; 3)</text:span></text:span></text:h>
        <text:h text:style-name="P37" text:outline-level="1"><text:span text:style-name="_5f_Caractères_5f_correction"><text:span text:style-name="T64">M(0 ; 0 ; 3)</text:span></text:span></text:h>
        <text:h text:style-name="P37" text:outline-level="1"><text:span text:style-name="_5f_Caractères_5f_correction"><text:span text:style-name="T64">N(0 ; 5,5 ; 3)</text:span></text:span></text:h>
        <text:h text:style-name="P37" text:outline-level="1"><text:span text:style-name="_5f_Caractères_5f_correction"><text:span text:style-name="T64">P(2,5 ; 5,5 ; 3)</text:span></text:span></text:h>
        <text:h text:style-name="P37" text:outline-level="1"><text:span text:style-name="_5f_Caractères_5f_correction"><text:span text:style-name="T64">H(2,5 ; 4 ; 0)</text:span></text:span></text:h>
        <text:h text:style-name="P37" text:outline-level="1"><text:span text:style-name="_5f_Caractères_5f_correction"><text:span text:style-name="T64">U(1 ; 0 ; 3)</text:span></text:span></text:h>
        <text:h text:style-name="P38" text:outline-level="1"><text:span text:style-name="_5f_Caractères_5f_correction"><text:span text:style-name="T64">T(0 ; 5,5 ; 1,5)</text:span></text:span></text:h>
      </text:section>
      <text:list xml:id="list93443847940993" text:continue-numbering="true" text:style-name="Num_5f_Exo">
        <text:list-item>
          <text:h text:style-name="P65" text:outline-level="1"><text:span text:style-name="_5f_BVS"><text:span text:style-name="T23"> </text:span></text:span><text:span text:style-name="_5f_BVS"><text:span text:style-name="T38">Voici un</text:span></text:span><text:span text:style-name="_5f_BVS"><text:span text:style-name="T39">e</text:span></text:span><text:span text:style-name="_5f_BVS"><text:span text:style-name="T38"> figure</text:span></text:span><text:span text:style-name="_5f_BVS"><text:span text:style-name="T53"> inspiré</text:span></text:span><text:span text:style-name="_5f_BVS"><text:span text:style-name="T54">e</text:span></text:span><text:span text:style-name="_5f_BVS"><text:span text:style-name="T53"> de</text:span></text:span><text:span text:style-name="_5f_BVS"><text:span text:style-name="T55">s œuvres de </text:span></text:span><text:span text:style-name="_5f_BVS"><text:span text:style-name="T53">Vasar</text:span></text:span><text:span text:style-name="_5f_BVS"><text:span text:style-name="T48">e</text:span></text:span><text:span text:style-name="_5f_BVS"><text:span text:style-name="T53">ly. </text:span></text:span><text:span text:style-name="_5f_BVS"><text:span text:style-name="T56">Les pavages proposés par ce</text:span></text:span><text:span text:style-name="_5f_BVS"><text:span text:style-name="T49">t </text:span></text:span><text:span text:style-name="_5f_BVS"><text:span text:style-name="T48">artiste</text:span></text:span><text:span text:style-name="_5f_BVS"><text:span text:style-name="T56"> donne l’illusion de petits cubes empilés. </text:span></text:span></text:h>
        </text:list-item>
      </text:list>
      <text:list xml:id="list3430805424" text:style-name="liste_5f_abc">
        <text:list-item text:start-value="1">
          <text:p text:style-name="P43"><text:span text:style-name="_5f_BVS"><text:span text:style-name="T43">En t’inspirant des coordonnées du point A, donne les coordonnées des points </text:span></text:span><text:span text:style-name="_5f_BVS"><text:span text:style-name="T44">M, N, P, R, T, U et V.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1"><draw:g text:anchor-type="paragraph" draw:z-index="25" draw:name="Forme6" draw:style-name="gr1"><draw:g draw:style-name="gr2"><draw:custom-shape draw:style-name="gr18" draw:text-style-name="P75" svg:width="0.93cm" svg:height="1.662cm" draw:transform="skewX (0.0010471975511966) rotate (-1.5707963267949) translate (3.063875cm 2.16076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75" svg:width="0.93cm" svg:height="1.662cm" draw:transform="skewX (0.0010471975511966) rotate (-1.5707963267949) translate (4.70252777777778cm 2.16076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9" draw:text-style-name="P76" svg:width="0.937cm" svg:height="1.629cm" draw:transform="skewX (-0.0239110107523224) rotate (-2.6172957462907) translate (4.28095833333333cm 3.79412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0" draw:text-style-name="P76" svg:width="0.937cm" svg:height="1.625cm" draw:transform="skewX (-0.0174532925199433) rotate (-2.6164230816647) translate (2.651125cm 3.788833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1" draw:text-style-name="P77" svg:width="0.943cm" svg:height="1.625cm" draw:transform="skewX (0.0205948851735332) rotate (2.6158994828891) translate (2.63877777777778cm 4.25802777777778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2" draw:text-style-name="P77" svg:width="0.944cm" svg:height="1.622cm" draw:transform="skewX (0.0218166156499291) rotate (2.6152013511883) translate (4.28625cm 4.2615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"><draw:custom-shape draw:style-name="gr23" draw:text-style-name="P78" svg:width="0.95cm" svg:height="1.625cm" draw:transform="skewX (0.020594885173533) rotate (2.61799387799149) translate (3.46427777777778cm 2.857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2"><draw:custom-shape draw:style-name="gr24" draw:text-style-name="P79" svg:width="0.946cm" svg:height="1.625cm" draw:transform="skewX (-0.0195476876223365) rotate (-2.61781934506629) translate (3.46604166666667cm 2.398888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5" draw:text-style-name="P80" svg:width="0.92cm" svg:height="1.655cm" draw:transform="skewX (0.0010471975511966) rotate (-1.5707963267949) translate (3.88584722222222cm 0.7708194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/draw:g><draw:custom-shape draw:style-name="gr26" draw:text-style-name="P81" svg:width="0.944cm" svg:height="1.629cm" draw:transform="skewX (0.0216420827247297) rotate (2.6169466804403) translate (3.45369444444444cm 5.6515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7" draw:text-style-name="P82" svg:width="0.943cm" svg:height="1.627cm" draw:transform="skewX (-0.0249582083035188) rotate (-2.61851747676709) translate (3.45722222222222cm 5.198180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8" draw:text-style-name="P83" svg:width="0.925cm" svg:height="1.657cm" draw:transform="skewX (0.0020943951023932) rotate (-1.5707963267949) translate (3.88055555555556cm 3.566583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9" draw:text-style-name="P81" svg:width="0.946cm" svg:height="1.634cm" draw:transform="skewX (0.025830872929516) rotate (2.61781934506629) translate (5.11880555555556cm 5.65326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7" draw:text-style-name="P82" svg:width="0.946cm" svg:height="1.631cm" draw:transform="skewX (-0.0260054058547155) rotate (-2.61781934506629) translate (5.11704166666667cm 5.199944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8" draw:text-style-name="P83" svg:width="0.923cm" svg:height="1.655cm" draw:transform="skewX (0.0020943951023932) rotate (-1.5707963267949) translate (5.53155555555556cm 3.55952777777778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6" draw:text-style-name="P81" svg:width="0.943cm" svg:height="1.627cm" draw:transform="skewX (0.0293215314335048) rotate (2.6158994828891) translate (1.78858333333333cm 5.649736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0" draw:text-style-name="P82" svg:width="0.946cm" svg:height="1.625cm" draw:transform="skewX (-0.0216420827247298) rotate (-2.6162485487395) translate (1.79563888888889cm 5.18230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1" draw:text-style-name="P83" svg:width="0.925cm" svg:height="1.654cm" draw:transform="skewX (0.0010471975511966) rotate (-1.5707963267949) translate (2.206625cm 3.55776388888889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2" draw:text-style-name="P84" svg:width="0.944cm" svg:height="1.629cm" draw:transform="skewX (0.0185004900711399) rotate (2.6169466804403) translate (4.27390277777778cm 7.05555555555556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3" draw:text-style-name="P85" svg:width="0.943cm" svg:height="1.631cm" draw:transform="skewX (-0.0280998009571087) rotate (-2.61851747676709) translate (4.28095833333333cm 6.602236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4" draw:text-style-name="P86" svg:width="0.925cm" svg:height="1.662cm" draw:transform="skewX (0.0020943951023932) rotate (-1.5707963267949) translate (4.71311111111111cm 4.963583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5" draw:text-style-name="P84" svg:width="0.948cm" svg:height="1.625cm" draw:transform="skewX (0.0174532925199432) rotate (2.6171212133655) translate (2.60702777777778cm 7.043208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6" draw:text-style-name="P85" svg:width="0.952cm" svg:height="1.624cm" draw:transform="skewX (-0.0195476876223365) rotate (-2.61904107554269) translate (2.61231944444444cm 6.58106944444444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7" draw:text-style-name="P86" svg:width="0.925cm" svg:height="1.661cm" draw:transform="skewX (0.0020943951023932) rotate (-1.5707963267949) translate (3.032125cm 4.96358333333333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8" draw:text-style-name="P87" svg:width="0.943cm" svg:height="1.622cm" draw:transform="skewX (0.0261799387799148) rotate (2.61851747676709) translate (3.429cm 8.44902777777778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9" draw:text-style-name="P88" svg:width="0.946cm" svg:height="1.627cm" draw:transform="skewX (-0.0195476876223365) rotate (-2.61781934506629) translate (3.43252777777778cm 8.00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0" draw:text-style-name="P89" svg:width="0.93cm" svg:height="1.655cm" draw:transform="skewX (0.0010471975511966) rotate (-1.5707963267949) translate (3.84527777777778cm 6.36411111111111cm)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draw:line draw:style-name="gr41" draw:text-style-name="P90" svg:x1="3.069cm" svg:y1="3.553cm" svg:x2="3.07cm" svg:y2="0.702cm"><text:p/></draw:line><draw:line draw:style-name="gr41" draw:text-style-name="P90" svg:x1="3.054cm" svg:y1="3.563cm" svg:x2="5.563cm" svg:y2="4.99cm"><text:p/></draw:line><draw:line draw:style-name="gr41" draw:text-style-name="P90" svg:x1="3.052cm" svg:y1="3.569cm" svg:x2="0.531cm" svg:y2="4.991cm"><text:p/></draw:line><draw:frame draw:style-name="gr42" draw:text-style-name="P91" svg:width="0.839cm" svg:height="0.706cm" svg:x="2.85cm" svg:y="3.157cm"><draw:text-box><text:p text:style-name="P70"><text:span text:style-name="T76">O</text:span></text:p></draw:text-box></draw:frame><draw:frame draw:style-name="gr43" draw:text-style-name="P92" svg:width="0.86cm" svg:height="0.78cm" draw:transform="rotate (-0.0143116998663537) translate (0.497416666666667cm 4.13102777777778cm)"><draw:text-box><text:p text:style-name="P70"><text:span text:style-name="T73">x</text:span></text:p></draw:text-box></draw:frame><draw:frame draw:style-name="gr43" draw:text-style-name="P92" svg:width="0.854cm" svg:height="0.78cm" draw:transform="rotate (-0.0205948851735338) translate (5.23345833333333cm 4.87009722222222cm)"><draw:text-box><text:p text:style-name="P70"><text:span text:style-name="T73">y</text:span></text:p></draw:text-box></draw:frame><draw:frame draw:style-name="gr43" draw:text-style-name="P92" svg:width="0.849cm" svg:height="0.78cm" draw:transform="rotate (3.12920081590063) translate (3.62479166666667cm 1.04069444444444cm)"><draw:text-box><text:p text:style-name="P70"><text:span text:style-name="T73">z</text:span></text:p></draw:text-box></draw:frame><draw:frame draw:style-name="gr44" draw:text-style-name="P93" svg:width="2.539cm" svg:height="0.775cm" draw:transform="rotate (0.00488692190558412) translate (-0.313972222222222cm 1.90852777777778cm)"><draw:text-box><text:p text:style-name="P70"><text:span text:style-name="T77">A(</text:span><text:span text:style-name="T78">1; ─1 ; 1</text:span><text:span text:style-name="T77">)</text:span></text:p></draw:text-box></draw:frame><draw:g draw:style-name="gr2"><draw:line draw:style-name="gr45" draw:text-style-name="P90" svg:x1="1.491cm" svg:y1="2.713cm" svg:x2="1.288cm" svg:y2="2.523cm"><text:p/></draw:line><draw:line draw:style-name="gr45" draw:text-style-name="P90" svg:x1="1.491cm" svg:y1="2.523cm" svg:x2="1.288cm" svg:y2="2.713cm"><text:p/></draw:line></draw:g><draw:frame draw:style-name="gr46" draw:text-style-name="P93" svg:width="0.835cm" svg:height="0.743cm" draw:transform="rotate (-0.0317649923862969) translate (2.921cm 4.72016666666667cm)"><draw:text-box><text:p text:style-name="P70"><text:span text:style-name="T77">M</text:span></text:p></draw:text-box></draw:frame><draw:g draw:style-name="gr2"><draw:line draw:style-name="gr45" draw:text-style-name="P90" svg:x1="3.136cm" svg:y1="5.508cm" svg:x2="2.933cm" svg:y2="5.318cm"><text:p/></draw:line><draw:line draw:style-name="gr45" draw:text-style-name="P90" svg:x1="3.136cm" svg:y1="5.318cm" svg:x2="2.933cm" svg:y2="5.508cm"><text:p/></draw:line></draw:g><draw:g draw:style-name="gr2"><draw:line draw:style-name="gr45" draw:text-style-name="P90" svg:x1="4.787cm" svg:y1="6.457cm" svg:x2="4.584cm" svg:y2="6.267cm"><text:p/></draw:line><draw:line draw:style-name="gr45" draw:text-style-name="P90" svg:x1="4.787cm" svg:y1="6.267cm" svg:x2="4.584cm" svg:y2="6.457cm"><text:p/></draw:line></draw:g><draw:frame draw:style-name="gr47" draw:text-style-name="P93" svg:width="0.842cm" svg:height="0.75cm" draw:transform="rotate (0.00418879020478639) translate (0.747888888888889cm 6.29355555555556cm)"><draw:text-box><text:p text:style-name="P70"><text:span text:style-name="T77">T</text:span></text:p></draw:text-box></draw:frame><draw:frame draw:style-name="gr48" draw:text-style-name="P93" svg:width="0.839cm" svg:height="0.749cm" draw:transform="rotate (-0.00418879020478726) translate (4.60727777777778cm 2.46415277777778cm)"><draw:text-box><text:p text:style-name="P70"><text:span text:style-name="T77">N</text:span></text:p></draw:text-box></draw:frame><draw:g draw:style-name="gr2"><draw:line draw:style-name="gr45" draw:text-style-name="P90" svg:x1="4.817cm" svg:y1="2.73cm" svg:x2="4.614cm" svg:y2="2.54cm"><text:p/></draw:line><draw:line draw:style-name="gr45" draw:text-style-name="P90" svg:x1="4.817cm" svg:y1="2.54cm" svg:x2="4.614cm" svg:y2="2.73cm"><text:p/></draw:line></draw:g><draw:g draw:style-name="gr2"><draw:line draw:style-name="gr45" draw:text-style-name="P90" svg:x1="1.478cm" svg:y1="6.465cm" svg:x2="1.275cm" svg:y2="6.275cm"><text:p/></draw:line><draw:line draw:style-name="gr45" draw:text-style-name="P90" svg:x1="1.478cm" svg:y1="6.275cm" svg:x2="1.275cm" svg:y2="6.465cm"><text:p/></draw:line></draw:g><draw:frame draw:style-name="gr47" draw:text-style-name="P93" svg:width="0.833cm" svg:height="0.75cm" draw:transform="rotate (0.0106465084371654) translate (2.56293055555556cm 8.21090277777778cm)"><draw:text-box><text:p text:style-name="P70"><text:span text:style-name="T77">U</text:span></text:p></draw:text-box></draw:frame><draw:g draw:style-name="gr2"><draw:line draw:style-name="gr45" draw:text-style-name="P90" svg:x1="0.658cm" svg:y1="5.046cm" svg:x2="0.455cm" svg:y2="4.856cm"><text:p/></draw:line><draw:line draw:style-name="gr45" draw:text-style-name="P90" svg:x1="0.658cm" svg:y1="4.856cm" svg:x2="0.455cm" svg:y2="5.046cm"><text:p/></draw:line></draw:g><draw:frame draw:style-name="gr49" draw:text-style-name="P93" svg:width="0.839cm" svg:height="0.745cm" draw:transform="rotate (-0.00209439510239331) translate (-0.100541666666667cm 4.61609722222222cm)"><draw:text-box><text:p text:style-name="P70"><text:span text:style-name="T77">V</text:span></text:p></draw:text-box></draw:frame><draw:g draw:style-name="gr2"><draw:line draw:style-name="gr45" draw:text-style-name="P90" svg:x1="3.156cm" svg:y1="2.721cm" svg:x2="2.953cm" svg:y2="2.531cm"><text:p/></draw:line><draw:line draw:style-name="gr45" draw:text-style-name="P90" svg:x1="3.156cm" svg:y1="2.531cm" svg:x2="2.953cm" svg:y2="2.721cm"><text:p/></draw:line></draw:g><draw:frame draw:style-name="gr49" draw:text-style-name="P93" svg:width="0.833cm" svg:height="0.745cm" draw:transform="rotate (0.0211184839491314) translate (2.94569444444444cm 1.97202777777778cm)"><draw:text-box><text:p text:style-name="P70"><text:span text:style-name="T77">P</text:span></text:p></draw:text-box></draw:frame><draw:frame draw:style-name="gr47" draw:text-style-name="P93" svg:width="0.84cm" svg:height="0.75cm" draw:transform="rotate (0.0125663706143592) translate (4.54906944444444cm 6.33765277777778cm)"><draw:text-box><text:p text:style-name="P70"><text:span text:style-name="T77">R</text:span></text:p></draw:text-box></draw:frame><draw:g draw:style-name="gr2"><draw:line draw:style-name="gr45" draw:text-style-name="P90" svg:x1="3.137cm" svg:y1="8.325cm" svg:x2="2.934cm" svg:y2="8.135cm"><text:p/></draw:line><draw:line draw:style-name="gr45" draw:text-style-name="P90" svg:x1="3.137cm" svg:y1="8.135cm" svg:x2="2.934cm" svg:y2="8.325cm"><text:p/></draw:line></draw:g><draw:g draw:style-name="gr2"><draw:g draw:style-name="gr2"><draw:line draw:style-name="gr50" draw:text-style-name="P90" svg:x1="3.147cm" svg:y1="4.604cm" svg:x2="2.944cm" svg:y2="4.414cm"><text:p/></draw:line><draw:line draw:style-name="gr50" draw:text-style-name="P90" svg:x1="3.147cm" svg:y1="4.414cm" svg:x2="2.944cm" svg:y2="4.604cm"><text:p/></draw:line></draw:g><draw:frame draw:style-name="gr51" draw:text-style-name="P94" svg:width="0.77cm" svg:height="0.678cm" draw:transform="rotate (0.00226892802759263) translate (2.60173611111111cm 3.80823611111111cm)"><draw:text-box><text:p text:style-name="P70"><text:span text:style-name="T79">D</text:span></text:p></draw:text-box></draw:frame></draw:g><draw:g draw:style-name="gr2"><draw:g draw:style-name="gr2"><draw:line draw:style-name="gr50" draw:text-style-name="P90" svg:x1="3.999cm" svg:y1="1.322cm" svg:x2="3.796cm" svg:y2="1.132cm"><text:p/></draw:line><draw:line draw:style-name="gr50" draw:text-style-name="P90" svg:x1="3.999cm" svg:y1="1.132cm" svg:x2="3.796cm" svg:y2="1.322cm"><text:p/></draw:line></draw:g><draw:frame draw:style-name="gr52" draw:text-style-name="P94" svg:width="0.77cm" svg:height="0.676cm" draw:transform="rotate (0.00226892802759263) translate (3.45545833333333cm 0.523875cm)"><draw:text-box><text:p text:style-name="P70"><text:span text:style-name="T79">C</text:span></text:p></draw:text-box></draw:frame></draw:g><draw:g draw:style-name="gr2"><draw:g draw:style-name="gr2"><draw:line draw:style-name="gr50" draw:text-style-name="P90" svg:x1="2.326cm" svg:y1="3.171cm" svg:x2="2.123cm" svg:y2="2.981cm"><text:p/></draw:line><draw:line draw:style-name="gr50" draw:text-style-name="P90" svg:x1="2.326cm" svg:y1="2.981cm" svg:x2="2.123cm" svg:y2="3.171cm"><text:p/></draw:line></draw:g><draw:frame draw:style-name="gr52" draw:text-style-name="P94" svg:width="0.768cm" svg:height="0.676cm" draw:transform="rotate (0.00226892802759263) translate (1.78329166666667cm 2.37595833333333cm)"><draw:text-box><text:p text:style-name="P70"><text:span text:style-name="T79">B</text:span></text:p></draw:text-box></draw:frame></draw:g><draw:g draw:style-name="gr2"><draw:g draw:style-name="gr2"><draw:line draw:style-name="gr50" draw:text-style-name="P90" svg:x1="3.146cm" svg:y1="6.442cm" svg:x2="2.943cm" svg:y2="6.252cm"><text:p/></draw:line><draw:line draw:style-name="gr50" draw:text-style-name="P90" svg:x1="3.146cm" svg:y1="6.252cm" svg:x2="2.943cm" svg:y2="6.442cm"><text:p/></draw:line></draw:g><draw:frame draw:style-name="gr52" draw:text-style-name="P94" svg:width="0.768cm" svg:height="0.676cm" draw:transform="rotate (0.00226892802759263) translate (2.60173611111111cm 5.64620833333333cm)"><draw:text-box><text:p text:style-name="P70"><text:span text:style-name="T79">E</text:span></text:p></draw:text-box></draw:frame></draw:g></draw:g></text:p>
          </table:table-cell>
          <table:table-cell table:style-name="Tableau1.B1" office:value-type="string">
            <text:h text:style-name="_5f_Paragraphe_5f_Correction" text:outline-level="1"><text:span text:style-name="_5f_Caractères_5f_correction">M(1 ; 1 ; -1)</text:span></text:h>
            <text:h text:style-name="_5f_Paragraphe_5f_Correction" text:outline-level="1"><text:span text:style-name="_5f_Caractères_5f_correction"/></text:h>
            <text:h text:style-name="_5f_Paragraphe_5f_Correction" text:outline-level="1"><text:span text:style-name="_5f_Caractères_5f_correction">N(-1 ; 1 ; 1)</text:span></text:h>
            <text:h text:style-name="_5f_Paragraphe_5f_Correction" text:outline-level="1"><text:span text:style-name="_5f_Caractères_5f_correction"/></text:h>
            <text:h text:style-name="_5f_Paragraphe_5f_Correction" text:outline-level="1"><text:span text:style-name="_5f_Caractères_5f_correction">P(0 ; 0 ; 1)</text:span></text:h>
            <text:h text:style-name="_5f_Paragraphe_5f_Correction" text:outline-level="1"><text:span text:style-name="_5f_Caractères_5f_correction"/></text:h>
            <text:h text:style-name="_5f_Paragraphe_5f_Correction" text:outline-level="1"><text:span text:style-name="_5f_Caractères_5f_correction">R(0 ; 2 ; -2)</text:span></text:h>
            <text:h text:style-name="_5f_Paragraphe_5f_Correction" text:outline-level="1"><text:span text:style-name="_5f_Caractères_5f_correction"/></text:h>
            <text:h text:style-name="_5f_Paragraphe_5f_Correction" text:outline-level="1"><text:span text:style-name="_5f_Caractères_5f_correction">T(2 ; 0 ; -2)</text:span></text:h>
            <text:h text:style-name="_5f_Paragraphe_5f_Correction" text:outline-level="1"><text:span text:style-name="_5f_Caractères_5f_correction"/></text:h>
            <text:h text:style-name="_5f_Paragraphe_5f_Correction" text:outline-level="1"><text:span text:style-name="_5f_Caractères_5f_correction">U(2 ; 2 ; -3)</text:span></text:h>
            <text:h text:style-name="_5f_Paragraphe_5f_Correction" text:outline-level="1"><text:span text:style-name="_5f_Caractères_5f_correction"/></text:h>
            <text:h text:style-name="_5f_Paragraphe_5f_Correction" text:outline-level="1"><text:span text:style-name="_5f_Caractères_5f_correction">V(2 ; -1 ; -1)</text:span></text:h>
          </table:table-cell>
        </table:table-row>
      </table:table>
      <text:list xml:id="list93443266070697" text:continue-numbering="true" text:style-name="liste_5f_abc">
        <text:list-item>
          <text:p text:style-name="P44"><text:span text:style-name="_5f_BVS"><text:span text:style-name="T26">Place sur la figure les points suivants d’après leurs coordonnées.</text:span></text:span></text:p>
        </text:list-item>
      </text:list>
      <text:p text:style-name="P23"><text:span text:style-name="_5f_BVS"><text:span text:style-name="T27">B(1 ; </text:span></text:span><text:span text:style-name="_5f_BVS"><text:span text:style-name="T29">0</text:span></text:span><text:span text:style-name="_5f_BVS"><text:span text:style-name="T27"> ; </text:span></text:span><text:span text:style-name="_5f_BVS"><text:span text:style-name="T29">1</text:span></text:span><text:span text:style-name="_5f_BVS"><text:span text:style-name="T27">) <text:s text:c="2"/></text:span></text:span><text:span text:style-name="_5f_BVS"><text:span text:style-name="T28">C</text:span></text:span><text:span text:style-name="_5f_BVS"><text:span text:style-name="T27">(</text:span></text:span><text:span text:style-name="_5f_opensymbol"><text:span text:style-name="T45">─</text:span></text:span><text:span text:style-name="_5f_BVS"><text:span text:style-name="T27">1 ; </text:span></text:span><text:span text:style-name="_5f_BVS"><text:span text:style-name="T29">0</text:span></text:span><text:span text:style-name="_5f_BVS"><text:span text:style-name="T27"> ; </text:span></text:span><text:span text:style-name="_5f_BVS"><text:span text:style-name="T29">2</text:span></text:span><text:span text:style-name="_5f_BVS"><text:span text:style-name="T27">) <text:s text:c="2"/></text:span></text:span><text:span text:style-name="_5f_BVS"><text:span text:style-name="T28">D</text:span></text:span><text:span text:style-name="_5f_BVS"><text:span text:style-name="T27">(1 ; 1 ; 0) <text:s text:c="2"/></text:span></text:span><text:span text:style-name="_5f_BVS"><text:span text:style-name="T28">E</text:span></text:span><text:span text:style-name="_5f_BVS"><text:span text:style-name="T27">(</text:span></text:span><text:span text:style-name="_5f_BVS"><text:span text:style-name="T30">2</text:span></text:span><text:span text:style-name="_5f_BVS"><text:span text:style-name="T27"> ; </text:span></text:span><text:soft-page-break/><text:span text:style-name="_5f_BVS"><text:span text:style-name="T30">2</text:span></text:span><text:span text:style-name="_5f_BVS"><text:span text:style-name="T27"> ; </text:span></text:span><text:span text:style-name="_5f_opensymbol"><text:span text:style-name="T45">─</text:span></text:span><text:span text:style-name="_5f_BVS"><text:span text:style-name="T30">2</text:span></text:span><text:span text:style-name="_5f_BVS"><text:span text:style-name="T27">)</text:span></text:span></text:p>
      <text:list xml:id="list93444425057649" text:continue-list="list93443847940993" text:style-name="Num_5f_Exo">
        <text:list-item>
          <text:h text:style-name="P66" text:outline-level="1"><text:span text:style-name="_5f_pointillés_20_gris"><text:span text:style-name="T18"> </text:span></text:span><text:span text:style-name="_5f_BVS"><text:span text:style-name="T31">Dans le repère ci-dessous, place les points :</text:span></text:span></text:h>
        </text:list-item>
      </text:list>
      <text:p text:style-name="P35"><text:span text:style-name="_5f_BVS"><text:span text:style-name="T31">A(1 ; </text:span></text:span><text:span text:style-name="_5f_BVS"><text:span text:style-name="T32">0 </text:span></text:span><text:span text:style-name="_5f_BVS"><text:span text:style-name="T31">; 3), B(0 ; 3 ; 2), C(3 ; 0 ; 2), D(1,5 ; 4 ; 0) et E(2,5 ; </text:span></text:span><text:span text:style-name="_5f_BVS"><text:span text:style-name="T32">0 </text:span></text:span><text:span text:style-name="_5f_BVS"><text:span text:style-name="T31">; 1).</text:span></text:span></text:p>
      <text:p text:style-name="_5f_Paragraphe_20_livret_20_"><draw:g text:anchor-type="paragraph" draw:z-index="23" draw:name="Forme8" draw:style-name="gr1"><draw:g draw:name="Forme4_1" draw:style-name="gr2"><draw:line draw:style-name="gr60" draw:text-style-name="P68" svg:x1="0.001cm" svg:y1="0.711cm" svg:x2="9.001cm" svg:y2="0.711cm"><text:p/></draw:line><draw:line draw:style-name="gr61" draw:text-style-name="P68" svg:x1="0.001cm" svg:y1="7.697cm" svg:x2="0.001cm" svg:y2="0.217cm"><text:p/></draw:line><draw:line draw:style-name="gr62" draw:text-style-name="P68" svg:x1="1.501cm" svg:y1="0.217cm" svg:x2="1.505cm" svg:y2="7.702cm"><text:p/></draw:line><draw:line draw:style-name="gr63" draw:text-style-name="P68" svg:x1="0.001cm" svg:y1="0.21cm" svg:x2="9.001cm" svg:y2="0.21cm"><text:p/></draw:line><draw:line draw:style-name="gr64" draw:text-style-name="P68" svg:x1="0.001cm" svg:y1="1.706cm" svg:x2="8.988cm" svg:y2="1.706cm"><text:p/></draw:line><draw:line draw:style-name="gr65" draw:text-style-name="P68" svg:x1="0.001cm" svg:y1="1.207cm" svg:x2="8.999cm" svg:y2="1.207cm"><text:p/></draw:line><draw:line draw:style-name="gr66" draw:text-style-name="P68" svg:x1="0.501cm" svg:y1="0.21cm" svg:x2="0.501cm" svg:y2="7.686cm"><text:p/></draw:line><draw:line draw:style-name="gr67" draw:text-style-name="P68" svg:x1="1cm" svg:y1="0.21cm" svg:x2="1cm" svg:y2="7.686cm"><text:p/></draw:line><draw:line draw:style-name="gr68" draw:text-style-name="P68" svg:x1="2cm" svg:y1="7.697cm" svg:x2="2cm" svg:y2="0.217cm"><text:p/></draw:line><draw:line draw:style-name="gr69" draw:text-style-name="P68" svg:x1="3.503cm" svg:y1="0.217cm" svg:x2="3.507cm" svg:y2="7.702cm"><text:p/></draw:line><draw:line draw:style-name="gr70" draw:text-style-name="P68" svg:x1="2.501cm" svg:y1="0.21cm" svg:x2="2.501cm" svg:y2="7.686cm"><text:p/></draw:line><draw:line draw:style-name="gr71" draw:text-style-name="P68" svg:x1="3.002cm" svg:y1="0.21cm" svg:x2="3.002cm" svg:y2="7.686cm"><text:p/></draw:line><draw:line draw:style-name="gr72" draw:text-style-name="P68" svg:x1="4.001cm" svg:y1="7.697cm" svg:x2="4.001cm" svg:y2="0.217cm"><text:p/></draw:line><draw:line draw:style-name="gr73" draw:text-style-name="P68" svg:x1="5.501cm" svg:y1="0.217cm" svg:x2="5.505cm" svg:y2="7.702cm"><text:p/></draw:line><draw:line draw:style-name="gr74" draw:text-style-name="P68" svg:x1="4.503cm" svg:y1="0.21cm" svg:x2="4.503cm" svg:y2="7.686cm"><text:p/></draw:line><draw:line draw:style-name="gr75" draw:text-style-name="P68" svg:x1="5.001cm" svg:y1="0.21cm" svg:x2="5.001cm" svg:y2="7.686cm"><text:p/></draw:line><draw:line draw:style-name="gr76" draw:text-style-name="P68" svg:x1="6.001cm" svg:y1="7.697cm" svg:x2="6.001cm" svg:y2="0.217cm"><text:p/></draw:line><draw:line draw:style-name="gr77" draw:text-style-name="P68" svg:x1="7.5cm" svg:y1="0.217cm" svg:x2="7.504cm" svg:y2="7.702cm"><text:p/></draw:line><draw:line draw:style-name="gr78" draw:text-style-name="P68" svg:x1="6.501cm" svg:y1="0.21cm" svg:x2="6.501cm" svg:y2="7.686cm"><text:p/></draw:line><draw:line draw:style-name="gr79" draw:text-style-name="P68" svg:x1="7.001cm" svg:y1="0.21cm" svg:x2="7.001cm" svg:y2="7.686cm"><text:p/></draw:line><draw:line draw:style-name="gr80" draw:text-style-name="P68" svg:x1="8.001cm" svg:y1="7.697cm" svg:x2="8.001cm" svg:y2="0.217cm"><text:p/></draw:line><draw:line draw:style-name="gr81" draw:text-style-name="P68" svg:x1="8.5cm" svg:y1="0.21cm" svg:x2="8.5cm" svg:y2="7.686cm"><text:p/></draw:line><draw:line draw:style-name="gr82" draw:text-style-name="P68" svg:x1="9.001cm" svg:y1="0.21cm" svg:x2="9.001cm" svg:y2="7.686cm"><text:p/></draw:line><draw:line draw:style-name="gr83" draw:text-style-name="P68" svg:x1="0.001cm" svg:y1="2.707cm" svg:x2="9.001cm" svg:y2="2.707cm"><text:p/></draw:line><draw:line draw:style-name="gr84" draw:text-style-name="P68" svg:x1="0.001cm" svg:y1="2.207cm" svg:x2="9.001cm" svg:y2="2.207cm"><text:p/></draw:line><draw:line draw:style-name="gr85" draw:text-style-name="P68" svg:x1="0.001cm" svg:y1="3.706cm" svg:x2="8.988cm" svg:y2="3.706cm"><text:p/></draw:line><draw:line draw:style-name="gr86" draw:text-style-name="P68" svg:x1="0.001cm" svg:y1="3.207cm" svg:x2="8.999cm" svg:y2="3.207cm"><text:p/></draw:line><draw:line draw:style-name="gr87" draw:text-style-name="P68" svg:x1="0.001cm" svg:y1="4.708cm" svg:x2="9.001cm" svg:y2="4.708cm"><text:p/></draw:line><draw:line draw:style-name="gr88" draw:text-style-name="P68" svg:x1="0.001cm" svg:y1="4.207cm" svg:x2="9.001cm" svg:y2="4.207cm"><text:p/></draw:line><draw:line draw:style-name="gr89" draw:text-style-name="P68" svg:x1="0.001cm" svg:y1="5.708cm" svg:x2="8.988cm" svg:y2="5.708cm"><text:p/></draw:line><draw:line draw:style-name="gr90" draw:text-style-name="P68" svg:x1="0.001cm" svg:y1="5.207cm" svg:x2="8.999cm" svg:y2="5.207cm"><text:p/></draw:line><draw:line draw:style-name="gr91" draw:text-style-name="P68" svg:x1="0.001cm" svg:y1="6.71cm" svg:x2="9.001cm" svg:y2="6.71cm"><text:p/></draw:line><draw:line draw:style-name="gr92" draw:text-style-name="P68" svg:x1="0.001cm" svg:y1="6.209cm" svg:x2="9.001cm" svg:y2="6.209cm"><text:p/></draw:line><draw:line draw:style-name="gr93" draw:text-style-name="P68" svg:x1="0.001cm" svg:y1="7.209cm" svg:x2="8.999cm" svg:y2="7.209cm"><text:p/></draw:line><draw:line draw:style-name="gr94" draw:text-style-name="P68" svg:x1="0.001cm" svg:y1="7.71cm" svg:x2="8.999cm" svg:y2="7.71cm"><text:p/></draw:line><draw:g draw:style-name="gr2"><draw:g draw:style-name="gr2"><draw:line draw:style-name="gr11" draw:text-style-name="P95" svg:x1="4.001cm" svg:y1="4.202cm" svg:x2="9.002cm" svg:y2="4.202cm"><text:p/></draw:line><draw:line draw:style-name="gr11" draw:text-style-name="P95" svg:x1="4.001cm" svg:y1="4.202cm" svg:x2="4.001cm" svg:y2="0.217cm"><text:p/></draw:line><draw:line draw:style-name="gr11" draw:text-style-name="P95" svg:x1="4.001cm" svg:y1="4.201cm" svg:x2="0.501cm" svg:y2="7.701cm"><text:p/></draw:line><draw:frame draw:style-name="gr12" draw:text-style-name="P71" svg:width="1.101cm" svg:height="0.803cm" svg:x="3.302cm" svg:y="0.101cm"><draw:text-box><text:p text:style-name="P70"><text:span text:style-name="T80">z</text:span></text:p></draw:text-box></draw:frame><draw:frame draw:style-name="gr14" draw:text-style-name="P92" svg:width="0.579cm" svg:height="0.802cm" svg:x="8.31cm" svg:y="3.502cm"><draw:text-box><text:p text:style-name="P70"><text:span text:style-name="T73">y</text:span></text:p></draw:text-box></draw:frame><draw:frame draw:style-name="gr12" draw:text-style-name="P96" svg:width="1.101cm" svg:height="0.803cm" svg:x="0.702cm" svg:y="7.201cm"><draw:text-box><text:p text:style-name="P70"><text:span text:style-name="T80">x</text:span></text:p></draw:text-box></draw:frame><draw:line draw:style-name="gr13" draw:text-style-name="P95" svg:x1="5.001cm" svg:y1="4.103cm" svg:x2="5.001cm" svg:y2="4.303cm"><text:p/></draw:line><draw:line draw:style-name="gr13" draw:text-style-name="P95" svg:x1="3.071cm" svg:y1="5.274cm" svg:x2="2.93cm" svg:y2="5.133cm"><text:p/></draw:line><draw:frame draw:style-name="gr12" draw:text-style-name="P72" svg:width="1.101cm" svg:height="0.803cm" svg:x="3.401cm" svg:y="2.6cm"><draw:text-box><text:p text:style-name="P70"><text:span text:style-name="T74">1</text:span></text:p></draw:text-box></draw:frame><draw:frame draw:style-name="gr14" draw:text-style-name="P72" svg:width="1.101cm" svg:height="0.802cm" svg:x="4.902cm" svg:y="3.602cm"><draw:text-box><text:p text:style-name="P70"><text:span text:style-name="T74">1</text:span></text:p></draw:text-box></draw:frame><draw:frame draw:style-name="gr15" draw:text-style-name="P72" svg:width="1.101cm" svg:height="0.8cm" svg:x="2.401cm" svg:y="4.701cm"><draw:text-box><text:p text:style-name="P70"><text:span text:style-name="T74">1</text:span></text:p></draw:text-box></draw:frame><draw:frame draw:style-name="gr15" draw:text-style-name="P72" svg:width="1.101cm" svg:height="0.8cm" svg:x="3.302cm" svg:y="3.701cm"><draw:text-box><text:p text:style-name="P70"><text:span text:style-name="T74">O</text:span></text:p></draw:text-box></draw:frame><draw:line draw:style-name="gr13" draw:text-style-name="P95" svg:x1="3.901cm" svg:y1="3.205cm" svg:x2="4.101cm" svg:y2="3.205cm"><text:p/></draw:line></draw:g></draw:g></draw:g><draw:line draw:style-name="gr16" draw:text-style-name="P74" svg:x1="2.892cm" svg:y1="2.211cm" svg:x2="3.142cm" svg:y2="2.211cm"><text:p/></draw:line><draw:line draw:style-name="gr17" draw:text-style-name="P74" svg:x1="3.002cm" svg:y1="2.078cm" svg:x2="3.002cm" svg:y2="2.328cm"><text:p/></draw:line><draw:line draw:style-name="gr16" draw:text-style-name="P74" svg:x1="6.902cm" svg:y1="2.211cm" svg:x2="7.152cm" svg:y2="2.211cm"><text:p/></draw:line><draw:line draw:style-name="gr17" draw:text-style-name="P74" svg:x1="7.01cm" svg:y1="2.078cm" svg:x2="7.01cm" svg:y2="2.328cm"><text:p/></draw:line><draw:line draw:style-name="gr16" draw:text-style-name="P74" svg:x1="0.9cm" svg:y1="5.207cm" svg:x2="1.15cm" svg:y2="5.207cm"><text:p/></draw:line><draw:line draw:style-name="gr17" draw:text-style-name="P74" svg:x1="1.01cm" svg:y1="5.08cm" svg:x2="1.01cm" svg:y2="5.33cm"><text:p/></draw:line><draw:line draw:style-name="gr16" draw:text-style-name="P74" svg:x1="2.892cm" svg:y1="2.211cm" svg:x2="3.142cm" svg:y2="2.211cm"><text:p/></draw:line><draw:line draw:style-name="gr17" draw:text-style-name="P74" svg:x1="3.002cm" svg:y1="2.078cm" svg:x2="3.002cm" svg:y2="2.328cm"><text:p/></draw:line><draw:line draw:style-name="gr16" draw:text-style-name="P74" svg:x1="6.401cm" svg:y1="5.708cm" svg:x2="6.651cm" svg:y2="5.708cm"><text:p/></draw:line><draw:line draw:style-name="gr17" draw:text-style-name="P74" svg:x1="6.51cm" svg:y1="5.581cm" svg:x2="6.51cm" svg:y2="5.831cm"><text:p/></draw:line><draw:line draw:style-name="gr16" draw:text-style-name="P74" svg:x1="6.401cm" svg:y1="5.708cm" svg:x2="6.651cm" svg:y2="5.708cm"><text:p/></draw:line><draw:line draw:style-name="gr17" draw:text-style-name="P74" svg:x1="6.51cm" svg:y1="5.581cm" svg:x2="6.51cm" svg:y2="5.831cm"><text:p/></draw:line><draw:line draw:style-name="gr16" draw:text-style-name="P74" svg:x1="1.4cm" svg:y1="5.708cm" svg:x2="1.65cm" svg:y2="5.708cm"><text:p/></draw:line><draw:line draw:style-name="gr17" draw:text-style-name="P74" svg:x1="1.511cm" svg:y1="5.581cm" svg:x2="1.511cm" svg:y2="5.831cm"><text:p/></draw:line><draw:line draw:style-name="gr16" draw:text-style-name="P74" svg:x1="1.4cm" svg:y1="5.708cm" svg:x2="1.65cm" svg:y2="5.708cm"><text:p/></draw:line><draw:line draw:style-name="gr17" draw:text-style-name="P74" svg:x1="1.511cm" svg:y1="5.581cm" svg:x2="1.511cm" svg:y2="5.831cm"><text:p/></draw:line><draw:line draw:style-name="gr16" draw:text-style-name="P74" svg:x1="6.401cm" svg:y1="5.708cm" svg:x2="6.651cm" svg:y2="5.708cm"><text:p/></draw:line><draw:line draw:style-name="gr17" draw:text-style-name="P74" svg:x1="6.51cm" svg:y1="5.581cm" svg:x2="6.51cm" svg:y2="5.831cm"><text:p/></draw:line><draw:line draw:style-name="gr16" draw:text-style-name="P74" svg:x1="6.401cm" svg:y1="5.708cm" svg:x2="6.651cm" svg:y2="5.708cm"><text:p/></draw:line><draw:line draw:style-name="gr17" draw:text-style-name="P74" svg:x1="6.51cm" svg:y1="5.581cm" svg:x2="6.51cm" svg:y2="5.831cm"><text:p/></draw:line><draw:frame draw:style-name="gr95" draw:text-style-name="P73" svg:width="0.75cm" svg:height="1.251cm" svg:x="2.411cm" svg:y="1.604cm"><draw:text-box><text:p text:style-name="P70"><text:span text:style-name="T75">A</text:span></text:p></draw:text-box></draw:frame><draw:frame draw:style-name="gr96" draw:text-style-name="P73" svg:width="0.752cm" svg:height="1.5cm" svg:x="6.911cm" svg:y="1.704cm"><draw:text-box><text:p text:style-name="P70"><text:span text:style-name="T75">B</text:span></text:p></draw:text-box></draw:frame><draw:frame draw:style-name="gr97" draw:text-style-name="P73" svg:width="0.75cm" svg:height="1.253cm" svg:x="6.363cm" svg:y="5.142cm"><draw:text-box><text:p text:style-name="P70"><text:span text:style-name="T75">D</text:span></text:p></draw:text-box></draw:frame><draw:frame draw:style-name="gr12" draw:text-style-name="P73" svg:width="0.75cm" svg:height="0.803cm" svg:x="0.812cm" svg:y="4.671cm"><draw:text-box><text:p text:style-name="P70"><text:span text:style-name="T75">C</text:span></text:p></draw:text-box></draw:frame><draw:frame draw:style-name="gr14" draw:text-style-name="P73" svg:width="0.75cm" svg:height="0.802cm" svg:x="1.362cm" svg:y="5.163cm"><draw:text-box><text:p text:style-name="P70"><text:span text:style-name="T75">E</text:span></text:p></draw:text-box></draw:frame></draw:g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p text:style-name="_5f_Paragraphe_20_livret_20_"><text:span text:style-name="_5f_BVS"><text:span text:style-name="T31"/></text:span></text:p>
      <text:list xml:id="list93444695444482" text:continue-numbering="true" text:style-name="Num_5f_Exo">
        <text:list-header>
          <text:h text:style-name="P39" text:outline-level="1"><text:span text:style-name="_5f_BVS"><text:span text:style-name="T33"/></text:span></text:h>
        </text:list-header>
        <text:list-item>
          <text:h text:style-name="P40" text:outline-level="1"><text:span text:style-name="_5f_BVS"><text:span text:style-name="T33"> On considère le repère ci-dessous.</text:span></text:span></text:h>
        </text:list-item>
      </text:list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draw:g text:anchor-type="paragraph" draw:z-index="26" draw:name="Forme9" draw:style-name="gr1"><draw:g draw:style-name="gr2"><draw:line draw:style-name="gr3" draw:text-style-name="P68" svg:x1="0.064cm" svg:y1="-0.166cm" svg:x2="9.064cm" svg:y2="-0.166cm"><text:p/></draw:line><draw:line draw:style-name="gr4" draw:text-style-name="P68" svg:x1="0.064cm" svg:y1="7.818cm" svg:x2="0.064cm" svg:y2="-0.66cm"><text:p/></draw:line><draw:line draw:style-name="gr5" draw:text-style-name="P68" svg:x1="1.565cm" svg:y1="-0.659cm" svg:x2="1.569cm" svg:y2="7.825cm"><text:p/></draw:line><draw:line draw:style-name="gr6" draw:text-style-name="P68" svg:x1="0.064cm" svg:y1="-0.667cm" svg:x2="9.064cm" svg:y2="-0.667cm"><text:p/></draw:line><draw:line draw:style-name="gr7" draw:text-style-name="P68" svg:x1="0.064cm" svg:y1="0.83cm" svg:x2="9.051cm" svg:y2="0.83cm"><text:p/></draw:line><draw:line draw:style-name="gr8" draw:text-style-name="P68" svg:x1="0.064cm" svg:y1="0.333cm" svg:x2="9.062cm" svg:y2="0.333cm"><text:p/></draw:line><draw:line draw:style-name="gr9" draw:text-style-name="P68" svg:x1="0.566cm" svg:y1="-0.667cm" svg:x2="0.566cm" svg:y2="7.806cm"><text:p/></draw:line><draw:line draw:style-name="gr10" draw:text-style-name="P68" svg:x1="1.064cm" svg:y1="-0.667cm" svg:x2="1.064cm" svg:y2="7.806cm"><text:p/></draw:line><draw:line draw:style-name="gr4" draw:text-style-name="P68" svg:x1="2.066cm" svg:y1="7.818cm" svg:x2="2.066cm" svg:y2="-0.66cm"><text:p/></draw:line><draw:line draw:style-name="gr5" draw:text-style-name="P68" svg:x1="3.565cm" svg:y1="-0.659cm" svg:x2="3.569cm" svg:y2="7.825cm"><text:p/></draw:line><draw:line draw:style-name="gr9" draw:text-style-name="P68" svg:x1="2.567cm" svg:y1="-0.667cm" svg:x2="2.567cm" svg:y2="7.806cm"><text:p/></draw:line><draw:line draw:style-name="gr10" draw:text-style-name="P68" svg:x1="3.066cm" svg:y1="-0.667cm" svg:x2="3.066cm" svg:y2="7.806cm"><text:p/></draw:line><draw:line draw:style-name="gr4" draw:text-style-name="P68" svg:x1="4.066cm" svg:y1="7.818cm" svg:x2="4.066cm" svg:y2="-0.66cm"><text:p/></draw:line><draw:line draw:style-name="gr5" draw:text-style-name="P68" svg:x1="5.562cm" svg:y1="-0.659cm" svg:x2="5.566cm" svg:y2="7.825cm"><text:p/></draw:line><draw:line draw:style-name="gr9" draw:text-style-name="P68" svg:x1="4.565cm" svg:y1="-0.667cm" svg:x2="4.565cm" svg:y2="7.806cm"><text:p/></draw:line><draw:line draw:style-name="gr10" draw:text-style-name="P68" svg:x1="5.065cm" svg:y1="-0.667cm" svg:x2="5.065cm" svg:y2="7.806cm"><text:p/></draw:line><draw:line draw:style-name="gr4" draw:text-style-name="P68" svg:x1="6.064cm" svg:y1="7.818cm" svg:x2="6.064cm" svg:y2="-0.66cm"><text:p/></draw:line><draw:line draw:style-name="gr5" draw:text-style-name="P68" svg:x1="7.564cm" svg:y1="-0.659cm" svg:x2="7.568cm" svg:y2="7.825cm"><text:p/></draw:line><draw:line draw:style-name="gr9" draw:text-style-name="P68" svg:x1="6.561cm" svg:y1="-0.667cm" svg:x2="6.561cm" svg:y2="7.806cm"><text:p/></draw:line><draw:line draw:style-name="gr10" draw:text-style-name="P68" svg:x1="7.063cm" svg:y1="-0.667cm" svg:x2="7.063cm" svg:y2="7.806cm"><text:p/></draw:line><draw:line draw:style-name="gr4" draw:text-style-name="P68" svg:x1="8.065cm" svg:y1="7.818cm" svg:x2="8.065cm" svg:y2="-0.66cm"><text:p/></draw:line><draw:line draw:style-name="gr9" draw:text-style-name="P68" svg:x1="8.567cm" svg:y1="-0.667cm" svg:x2="8.567cm" svg:y2="7.806cm"><text:p/></draw:line><draw:line draw:style-name="gr10" draw:text-style-name="P68" svg:x1="9.065cm" svg:y1="-0.667cm" svg:x2="9.065cm" svg:y2="7.806cm"><text:p/></draw:line><draw:line draw:style-name="gr3" draw:text-style-name="P68" svg:x1="0.064cm" svg:y1="1.831cm" svg:x2="9.064cm" svg:y2="1.831cm"><text:p/></draw:line><draw:line draw:style-name="gr6" draw:text-style-name="P68" svg:x1="0.064cm" svg:y1="1.332cm" svg:x2="9.064cm" svg:y2="1.332cm"><text:p/></draw:line><draw:line draw:style-name="gr7" draw:text-style-name="P68" svg:x1="0.064cm" svg:y1="2.83cm" svg:x2="9.051cm" svg:y2="2.83cm"><text:p/></draw:line><draw:line draw:style-name="gr8" draw:text-style-name="P68" svg:x1="0.064cm" svg:y1="2.331cm" svg:x2="9.062cm" svg:y2="2.331cm"><text:p/></draw:line><draw:line draw:style-name="gr3" draw:text-style-name="P68" svg:x1="0.064cm" svg:y1="3.831cm" svg:x2="9.064cm" svg:y2="3.831cm"><text:p/></draw:line><draw:line draw:style-name="gr6" draw:text-style-name="P68" svg:x1="0.064cm" svg:y1="3.33cm" svg:x2="9.064cm" svg:y2="3.33cm"><text:p/></draw:line><draw:line draw:style-name="gr7" draw:text-style-name="P68" svg:x1="0.064cm" svg:y1="4.831cm" svg:x2="9.051cm" svg:y2="4.831cm"><text:p/></draw:line><draw:line draw:style-name="gr8" draw:text-style-name="P68" svg:x1="0.064cm" svg:y1="4.33cm" svg:x2="9.062cm" svg:y2="4.33cm"><text:p/></draw:line><draw:line draw:style-name="gr3" draw:text-style-name="P68" svg:x1="0.064cm" svg:y1="5.833cm" svg:x2="9.064cm" svg:y2="5.833cm"><text:p/></draw:line><draw:line draw:style-name="gr6" draw:text-style-name="P68" svg:x1="0.064cm" svg:y1="5.332cm" svg:x2="9.064cm" svg:y2="5.332cm"><text:p/></draw:line><draw:line draw:style-name="gr8" draw:text-style-name="P68" svg:x1="0.064cm" svg:y1="6.332cm" svg:x2="9.062cm" svg:y2="6.332cm"><text:p/></draw:line><draw:line draw:style-name="gr8" draw:text-style-name="P68" svg:x1="0.064cm" svg:y1="6.83cm" svg:x2="9.062cm" svg:y2="6.83cm"><text:p/></draw:line><draw:line draw:style-name="gr8" draw:text-style-name="P68" svg:x1="0.064cm" svg:y1="7.331cm" svg:x2="9.062cm" svg:y2="7.331cm"><text:p/></draw:line><draw:line draw:style-name="gr8" draw:text-style-name="P68" svg:x1="0.064cm" svg:y1="7.821cm" svg:x2="9.062cm" svg:y2="7.821cm"><text:p/></draw:line></draw:g><draw:line draw:style-name="gr11" draw:text-style-name="P69" svg:x1="3.066cm" svg:y1="4.824cm" svg:x2="9.066cm" svg:y2="4.824cm"><text:p/></draw:line><draw:line draw:style-name="gr11" draw:text-style-name="P69" svg:x1="3.066cm" svg:y1="4.826cm" svg:x2="3.066cm" svg:y2="-0.674cm"><text:p/></draw:line><draw:line draw:style-name="gr11" draw:text-style-name="P69" svg:x1="3.064cm" svg:y1="4.824cm" svg:x2="0.064cm" svg:y2="7.824cm"><text:p/></draw:line><draw:frame draw:style-name="gr12" draw:text-style-name="P71" svg:width="1.101cm" svg:height="0.803cm" svg:x="2.364cm" svg:y="-0.776cm"><draw:text-box><text:p text:style-name="P70"><text:span text:style-name="T73">z</text:span></text:p></draw:text-box></draw:frame><draw:frame draw:style-name="gr12" draw:text-style-name="P71" svg:width="1.101cm" svg:height="0.803cm" svg:x="8.467cm" svg:y="4.024cm"><draw:text-box><text:p text:style-name="P70"><text:span text:style-name="T73">y</text:span></text:p></draw:text-box></draw:frame><draw:frame draw:style-name="gr12" draw:text-style-name="P71" svg:width="1.103cm" svg:height="0.803cm" svg:x="0.266cm" svg:y="7.25cm"><draw:text-box><text:p text:style-name="P70"><text:span text:style-name="T73">x</text:span></text:p></draw:text-box></draw:frame><draw:line draw:style-name="gr13" draw:text-style-name="P69" svg:x1="4.066cm" svg:y1="4.724cm" svg:x2="4.066cm" svg:y2="4.924cm"><text:p/></draw:line><draw:line draw:style-name="gr13" draw:text-style-name="P69" svg:x1="2.136cm" svg:y1="5.893cm" svg:x2="1.995cm" svg:y2="5.752cm"><text:p/></draw:line><draw:frame draw:style-name="gr12" draw:text-style-name="P72" svg:width="1.101cm" svg:height="0.803cm" svg:x="2.466cm" svg:y="3.297cm"><draw:text-box><text:p text:style-name="P70"><text:span text:style-name="T74">1</text:span></text:p></draw:text-box></draw:frame><draw:frame draw:style-name="gr12" draw:text-style-name="P72" svg:width="1.105cm" svg:height="0.803cm" svg:x="3.965cm" svg:y="4.225cm"><draw:text-box><text:p text:style-name="P70"><text:span text:style-name="T74">1</text:span></text:p></draw:text-box></draw:frame><draw:frame draw:style-name="gr12" draw:text-style-name="P72" svg:width="1.101cm" svg:height="0.803cm" svg:x="1.466cm" svg:y="5.324cm"><draw:text-box><text:p text:style-name="P70"><text:span text:style-name="T74">1</text:span></text:p></draw:text-box></draw:frame><draw:frame draw:style-name="gr12" draw:text-style-name="P72" svg:width="1.101cm" svg:height="0.803cm" svg:x="2.364cm" svg:y="4.323cm"><draw:text-box><text:p text:style-name="P70"><text:span text:style-name="T74">H</text:span></text:p></draw:text-box></draw:frame><draw:frame draw:style-name="gr12" draw:text-style-name="P72" svg:width="1.101cm" svg:height="0.803cm" svg:x="-0.134cm" svg:y="6.825cm"><draw:text-box><text:p text:style-name="P70"><text:span text:style-name="T74">E</text:span></text:p></draw:text-box></draw:frame><draw:frame draw:style-name="gr12" draw:text-style-name="P72" svg:width="1.101cm" svg:height="0.803cm" svg:x="0.092cm" svg:y="2.323cm"><draw:text-box><text:p text:style-name="P70"><text:span text:style-name="T74">I</text:span></text:p></draw:text-box></draw:frame><draw:line draw:style-name="gr13" draw:text-style-name="P69" svg:x1="0.566cm" svg:y1="2.824cm" svg:x2="0.566cm" svg:y2="7.324cm"><text:p/></draw:line><draw:line draw:style-name="gr13" draw:text-style-name="P69" svg:x1="5.562cm" svg:y1="2.824cm" svg:x2="5.562cm" svg:y2="7.324cm"><text:p/></draw:line><draw:line draw:style-name="gr13" draw:text-style-name="P69" svg:x1="8.065cm" svg:y1="0.326cm" svg:x2="8.065cm" svg:y2="4.826cm"><text:p/></draw:line><draw:line draw:style-name="gr13" draw:text-style-name="P69" svg:x1="0.566cm" svg:y1="2.824cm" svg:x2="5.566cm" svg:y2="2.824cm"><text:p/></draw:line><draw:line draw:style-name="gr13" draw:text-style-name="P69" svg:x1="0.566cm" svg:y1="7.324cm" svg:x2="5.566cm" svg:y2="7.324cm"><text:p/></draw:line><draw:line draw:style-name="gr13" draw:text-style-name="P69" svg:x1="3.066cm" svg:y1="0.326cm" svg:x2="8.066cm" svg:y2="0.326cm"><text:p/></draw:line><draw:line draw:style-name="gr13" draw:text-style-name="P69" svg:x1="0.566cm" svg:y1="2.826cm" svg:x2="3.066cm" svg:y2="0.326cm"><text:p/></draw:line><draw:line draw:style-name="gr13" draw:text-style-name="P69" svg:x1="5.562cm" svg:y1="2.826cm" svg:x2="8.062cm" svg:y2="0.326cm"><text:p/></draw:line><draw:line draw:style-name="gr13" draw:text-style-name="P69" svg:x1="5.562cm" svg:y1="7.324cm" svg:x2="8.062cm" svg:y2="4.824cm"><text:p/></draw:line><draw:frame draw:style-name="gr12" draw:text-style-name="P72" svg:width="1.101cm" svg:height="0.803cm" svg:x="2.491cm" svg:y="-0.176cm"><draw:text-box><text:p text:style-name="P70"><text:span text:style-name="T74">L</text:span></text:p></draw:text-box></draw:frame><draw:frame draw:style-name="gr14" draw:text-style-name="P72" svg:width="1.101cm" svg:height="0.802cm" svg:x="5.098cm" svg:y="2.224cm"><draw:text-box><text:p text:style-name="P70"><text:span text:style-name="T74">J</text:span></text:p></draw:text-box></draw:frame><draw:frame draw:style-name="gr12" draw:text-style-name="P72" svg:width="1.101cm" svg:height="0.803cm" svg:x="5.366cm" svg:y="7.251cm"><draw:text-box><text:p text:style-name="P70"><text:span text:style-name="T74">F</text:span></text:p></draw:text-box></draw:frame><draw:frame draw:style-name="gr12" draw:text-style-name="P72" svg:width="1.101cm" svg:height="0.803cm" svg:x="7.966cm" svg:y="4.323cm"><draw:text-box><text:p text:style-name="P70"><text:span text:style-name="T74">G</text:span></text:p></draw:text-box></draw:frame><draw:frame draw:style-name="gr12" draw:text-style-name="P72" svg:width="1.101cm" svg:height="0.803cm" svg:x="7.966cm" svg:y="-0.176cm"><draw:text-box><text:p text:style-name="P70"><text:span text:style-name="T74">K</text:span></text:p></draw:text-box></draw:frame><draw:line draw:style-name="gr13" draw:text-style-name="P69" svg:x1="2.962cm" svg:y1="3.823cm" svg:x2="3.162cm" svg:y2="3.823cm"><text:p/></draw:line><draw:frame draw:style-name="gr15" draw:text-style-name="P73" svg:width="1.101cm" svg:height="0.8cm" svg:x="2.866cm" svg:y="7.303cm"><draw:text-box><text:p text:style-name="P70"><text:span text:style-name="T75">M</text:span></text:p></draw:text-box></draw:frame><draw:line draw:style-name="gr13" draw:text-style-name="P69" svg:x1="0.465cm" svg:y1="5.071cm" svg:x2="0.665cm" svg:y2="5.071cm"><text:p/></draw:line><draw:frame draw:style-name="gr12" draw:text-style-name="P73" svg:width="1.101cm" svg:height="0.803cm" svg:x="-0.134cm" svg:y="4.752cm"><draw:text-box><text:p text:style-name="P70"><text:span text:style-name="T75">N</text:span></text:p></draw:text-box></draw:frame><draw:line draw:style-name="gr16" draw:text-style-name="P74" svg:x1="5.956cm" svg:y1="0.834cm" svg:x2="6.206cm" svg:y2="0.834cm"><text:p/></draw:line><draw:line draw:style-name="gr17" draw:text-style-name="P74" svg:x1="6.066cm" svg:y1="0.702cm" svg:x2="6.066cm" svg:y2="0.952cm"><text:p/></draw:line><draw:line draw:style-name="gr16" draw:text-style-name="P74" svg:x1="5.956cm" svg:y1="0.834cm" svg:x2="6.206cm" svg:y2="0.834cm"><text:p/></draw:line><draw:line draw:style-name="gr17" draw:text-style-name="P74" svg:x1="6.066cm" svg:y1="0.702cm" svg:x2="6.066cm" svg:y2="0.952cm"><text:p/></draw:line><draw:line draw:style-name="gr16" draw:text-style-name="P74" svg:x1="6.942cm" svg:y1="4.841cm" svg:x2="7.192cm" svg:y2="4.841cm"><text:p/></draw:line><draw:line draw:style-name="gr17" draw:text-style-name="P74" svg:x1="7.056cm" svg:y1="4.711cm" svg:x2="7.056cm" svg:y2="4.961cm"><text:p/></draw:line><draw:line draw:style-name="gr16" draw:text-style-name="P74" svg:x1="6.942cm" svg:y1="4.841cm" svg:x2="7.192cm" svg:y2="4.841cm"><text:p/></draw:line><draw:line draw:style-name="gr17" draw:text-style-name="P74" svg:x1="7.056cm" svg:y1="4.711cm" svg:x2="7.056cm" svg:y2="4.961cm"><text:p/></draw:line><draw:line draw:style-name="gr13" draw:text-style-name="P69" svg:x1="5.426cm" svg:y1="5.322cm" svg:x2="5.676cm" svg:y2="5.322cm"><text:p/></draw:line><draw:frame draw:style-name="gr14" draw:text-style-name="P73" svg:width="1.101cm" svg:height="0.802cm" svg:x="5.516cm" svg:y="5.004cm"><draw:text-box><text:p text:style-name="P70"><text:span text:style-name="T75">P</text:span></text:p></draw:text-box></draw:frame><draw:frame draw:style-name="gr12" draw:text-style-name="P73" svg:width="1.101cm" svg:height="0.803cm" svg:x="6.867cm" svg:y="4.249cm"><draw:text-box><text:p text:style-name="P70"><text:span text:style-name="T75">Q</text:span></text:p></draw:text-box></draw:frame><draw:frame draw:style-name="gr12" draw:text-style-name="P73" svg:width="1.101cm" svg:height="0.803cm" svg:x="5.867cm" svg:y="0.302cm"><draw:text-box><text:p text:style-name="P70"><text:span text:style-name="T75">R</text:span></text:p></draw:text-box></draw:frame></draw:g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h text:style-name="P41" text:outline-level="1"><text:span text:style-name="_5f_BVS"><text:span text:style-name="T33"/></text:span></text:h>
      <text:p text:style-name="P32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P34"><text:span text:style-name="_5f_BVS"/></text:p>
      <text:list xml:id="list93443271074409" text:continue-list="list93443266070697" text:style-name="liste_5f_abc">
        <text:list-item text:start-value="1">
          <text:p text:style-name="P47"><text:span text:style-name="_5f_BVS">Place le</text:span><text:span text:style-name="_5f_BVS"><text:span text:style-name="T59">s</text:span></text:span><text:span text:style-name="_5f_BVS"> point</text:span><text:span text:style-name="_5f_BVS"><text:span text:style-name="T59">s</text:span></text:span><text:span text:style-name="_5f_BVS"> M milieu du segment [EF] </text:span><text:span text:style-name="_5f_BVS"><text:span text:style-name="T52">et N milieu du segment [IE].</text:span></text:span></text:p>
        </text:list-item>
        <text:list-item>
          <text:p text:style-name="P48"><text:span text:style-name="_5f_BVS"><text:span text:style-name="T52">Quelles sont les coordonnées de M et N ?</text:span></text:span></text:p>
          <text:h text:style-name="P56" text:outline-level="1"><text:span text:style-name="_5f_Caractères_5f_correction"><text:span text:style-name="T64">M(</text:span></text:span><text:span text:style-name="_5f_Caractères_5f_correction"><text:span text:style-name="T65">2,5 ; 2,5 ; 0</text:span></text:span><text:span text:style-name="_5f_Caractères_5f_correction"><text:span text:style-name="T64">)</text:span></text:span></text:h>
          <text:h text:style-name="P54" text:outline-level="1"><text:span text:style-name="_5f_Caractères_5f_correction"><text:span text:style-name="T65">N(2,5 ; </text:span></text:span><text:span text:style-name="_5f_Caractères_5f_correction"><text:span text:style-name="T66">0 ; 2,25)</text:span></text:span></text:h>
        </text:list-item>
        <text:list-item>
          <text:p text:style-name="P53"><text:span text:style-name="_5f_BVS"><text:span text:style-name="T24">Place le</text:span></text:span><text:span text:style-name="_5f_BVS"><text:span text:style-name="T35">s</text:span></text:span><text:span text:style-name="_5f_BVS"><text:span text:style-name="T24"> point</text:span></text:span><text:span text:style-name="_5f_BVS"><text:span text:style-name="T35">s</text:span></text:span><text:span text:style-name="_5f_BVS"><text:span text:style-name="T22"> </text:span></text:span><text:span text:style-name="_5f_BVS"><text:span text:style-name="T37">suivants : <text:line-break/></text:span></text:span><text:span text:style-name="_5f_BVS"><text:span text:style-name="T34">P</text:span></text:span><text:span text:style-name="_5f_BVS"><text:span text:style-name="T22">(</text:span></text:span><text:span text:style-name="_5f_BVS"><text:span text:style-name="T34">2,5 </text:span></text:span><text:span text:style-name="_5f_BVS"><text:span text:style-name="T22">; </text:span></text:span><text:span text:style-name="_5f_BVS"><text:span text:style-name="T34">5 ; </text:span></text:span><text:span text:style-name="_5f_BVS"><text:span text:style-name="T25">2</text:span></text:span><text:span text:style-name="_5f_BVS"><text:span text:style-name="T22">), </text:span></text:span><text:span text:style-name="_5f_BVS"><text:span text:style-name="T35">Q(1 ; 5 ; </text:span></text:span><text:span text:style-name="_5f_BVS"><text:span text:style-name="T46">1</text:span></text:span><text:span text:style-name="_5f_BVS"><text:span text:style-name="T35">) et R(0 ; 3 ; 4).</text:span></text:span></text:p>
        </text:list-item>
        <text:list-item>
          <text:p text:style-name="P49"><text:span text:style-name="_5f_BVS"><text:span text:style-name="T58">À</text:span></text:span><text:span text:style-name="_5f_BVS"> quelle face du </text:span><text:span text:style-name="_5f_BVS"><text:span text:style-name="T62">pavé droit</text:span></text:span><text:span text:style-name="_5f_BVS"> appartient le point Q ? </text:span><text:span text:style-name="_5f_BVS"><text:span text:style-name="T50">e</text:span></text:span><text:span text:style-name="_5f_BVS">t le point R ?</text:span></text:p>
          <text:h text:style-name="P54" text:outline-level="1"><text:span text:style-name="_5f_Caractères_5f_correction"><text:span text:style-name="T67">Le point Q appartient à la face FJKG et le point R appartient à la face HGKR.</text:span></text:span></text:h>
          <text:h text:style-name="P54" text:outline-level="1"><text:span text:style-name="_5f_Caractères_5f_correction"/></text:h>
        </text:list-item>
      </text:list>
      <text:list xml:id="list93443326595156" text:continue-list="list93444695444482" text:style-name="Num_5f_Exo">
        <text:list-item>
          <text:h text:style-name="P67" text:outline-level="1"><text:span text:style-name="_5f_BVS"><text:span text:style-name="T33"> </text:span></text:span><text:span text:style-name="_5f_BVS"><text:span text:style-name="T36">On considère le repère ci-dessous.</text:span></text:span></text:h>
        </text:list-item>
      </text:list>
      <text:p text:style-name="_5f_Paragraphe_20_livret"><draw:g text:anchor-type="paragraph" draw:z-index="24" draw:name="Forme10" draw:style-name="gr1"><draw:g draw:style-name="gr2"><draw:line draw:style-name="gr3" draw:text-style-name="P68" svg:x1="-0.001cm" svg:y1="0.799cm" svg:x2="8.999cm" svg:y2="0.799cm"><text:p/></draw:line><draw:line draw:style-name="gr4" draw:text-style-name="P68" svg:x1="-0.001cm" svg:y1="7.786cm" svg:x2="-0.001cm" svg:y2="0.307cm"><text:p/></draw:line><draw:line draw:style-name="gr5" draw:text-style-name="P68" svg:x1="1.496cm" svg:y1="0.307cm" svg:x2="1.5cm" svg:y2="7.791cm"><text:p/></draw:line><draw:line draw:style-name="gr6" draw:text-style-name="P68" svg:x1="-0.001cm" svg:y1="0.3cm" svg:x2="8.999cm" svg:y2="0.3cm"><text:p/></draw:line><draw:line draw:style-name="gr7" draw:text-style-name="P68" svg:x1="-0.001cm" svg:y1="1.8cm" svg:x2="8.986cm" svg:y2="1.8cm"><text:p/></draw:line><draw:line draw:style-name="gr8" draw:text-style-name="P68" svg:x1="-0.001cm" svg:y1="1.3cm" svg:x2="8.997cm" svg:y2="1.3cm"><text:p/></draw:line><draw:line draw:style-name="gr9" draw:text-style-name="P68" svg:x1="0.498cm" svg:y1="0.3cm" svg:x2="0.498cm" svg:y2="7.775cm"><text:p/></draw:line><draw:line draw:style-name="gr10" draw:text-style-name="P68" svg:x1="0.998cm" svg:y1="0.3cm" svg:x2="0.998cm" svg:y2="7.775cm"><text:p/></draw:line><draw:line draw:style-name="gr4" draw:text-style-name="P68" svg:x1="1.998cm" svg:y1="7.786cm" svg:x2="1.998cm" svg:y2="0.307cm"><text:p/></draw:line><draw:line draw:style-name="gr5" draw:text-style-name="P68" svg:x1="3.498cm" svg:y1="0.307cm" svg:x2="3.502cm" svg:y2="7.791cm"><text:p/></draw:line><draw:line draw:style-name="gr9" draw:text-style-name="P68" svg:x1="2.496cm" svg:y1="0.3cm" svg:x2="2.496cm" svg:y2="7.775cm"><text:p/></draw:line><draw:line draw:style-name="gr10" draw:text-style-name="P68" svg:x1="2.997cm" svg:y1="0.3cm" svg:x2="2.997cm" svg:y2="7.775cm"><text:p/></draw:line><draw:line draw:style-name="gr4" draw:text-style-name="P68" svg:x1="3.999cm" svg:y1="7.786cm" svg:x2="3.999cm" svg:y2="0.307cm"><text:p/></draw:line><draw:line draw:style-name="gr5" draw:text-style-name="P68" svg:x1="5.499cm" svg:y1="0.307cm" svg:x2="5.503cm" svg:y2="7.791cm"><text:p/></draw:line><draw:line draw:style-name="gr9" draw:text-style-name="P68" svg:x1="4.498cm" svg:y1="0.3cm" svg:x2="4.498cm" svg:y2="7.775cm"><text:p/></draw:line><draw:line draw:style-name="gr10" draw:text-style-name="P68" svg:x1="4.999cm" svg:y1="0.3cm" svg:x2="4.999cm" svg:y2="7.775cm"><text:p/></draw:line><draw:line draw:style-name="gr4" draw:text-style-name="P68" svg:x1="5.999cm" svg:y1="7.786cm" svg:x2="5.999cm" svg:y2="0.307cm"><text:p/></draw:line><draw:line draw:style-name="gr5" draw:text-style-name="P68" svg:x1="7.499cm" svg:y1="0.307cm" svg:x2="7.503cm" svg:y2="7.791cm"><text:p/></draw:line><draw:line draw:style-name="gr9" draw:text-style-name="P68" svg:x1="6.499cm" svg:y1="0.3cm" svg:x2="6.499cm" svg:y2="7.775cm"><text:p/></draw:line><draw:line draw:style-name="gr10" draw:text-style-name="P68" svg:x1="6.999cm" svg:y1="0.3cm" svg:x2="6.999cm" svg:y2="7.775cm"><text:p/></draw:line><draw:line draw:style-name="gr4" draw:text-style-name="P68" svg:x1="7.998cm" svg:y1="7.786cm" svg:x2="7.998cm" svg:y2="0.307cm"><text:p/></draw:line><draw:line draw:style-name="gr9" draw:text-style-name="P68" svg:x1="8.498cm" svg:y1="0.3cm" svg:x2="8.498cm" svg:y2="7.775cm"><text:p/></draw:line><draw:line draw:style-name="gr10" draw:text-style-name="P68" svg:x1="8.996cm" svg:y1="0.3cm" svg:x2="8.996cm" svg:y2="7.775cm"><text:p/></draw:line><draw:line draw:style-name="gr3" draw:text-style-name="P68" svg:x1="-0.001cm" svg:y1="2.801cm" svg:x2="8.999cm" svg:y2="2.801cm"><text:p/></draw:line><draw:line draw:style-name="gr6" draw:text-style-name="P68" svg:x1="-0.001cm" svg:y1="2.301cm" svg:x2="8.999cm" svg:y2="2.301cm"><text:p/></draw:line><draw:line draw:style-name="gr7" draw:text-style-name="P68" svg:x1="-0.001cm" svg:y1="3.8cm" svg:x2="8.986cm" svg:y2="3.8cm"><text:p/></draw:line><draw:line draw:style-name="gr8" draw:text-style-name="P68" svg:x1="-0.001cm" svg:y1="3.301cm" svg:x2="8.997cm" svg:y2="3.301cm"><text:p/></draw:line><draw:line draw:style-name="gr3" draw:text-style-name="P68" svg:x1="-0.001cm" svg:y1="4.801cm" svg:x2="8.999cm" svg:y2="4.801cm"><text:p/></draw:line><draw:line draw:style-name="gr6" draw:text-style-name="P68" svg:x1="-0.001cm" svg:y1="4.301cm" svg:x2="8.999cm" svg:y2="4.301cm"><text:p/></draw:line><draw:line draw:style-name="gr7" draw:text-style-name="P68" svg:x1="-0.001cm" svg:y1="5.798cm" svg:x2="8.986cm" svg:y2="5.798cm"><text:p/></draw:line><draw:line draw:style-name="gr8" draw:text-style-name="P68" svg:x1="-0.001cm" svg:y1="5.301cm" svg:x2="8.997cm" svg:y2="5.301cm"><text:p/></draw:line><draw:line draw:style-name="gr3" draw:text-style-name="P68" svg:x1="-0.001cm" svg:y1="6.798cm" svg:x2="8.999cm" svg:y2="6.798cm"><text:p/></draw:line><draw:line draw:style-name="gr6" draw:text-style-name="P68" svg:x1="-0.001cm" svg:y1="6.299cm" svg:x2="8.999cm" svg:y2="6.299cm"><text:p/></draw:line><draw:line draw:style-name="gr8" draw:text-style-name="P68" svg:x1="-0.001cm" svg:y1="7.299cm" svg:x2="8.997cm" svg:y2="7.299cm"><text:p/></draw:line><draw:line draw:style-name="gr8" draw:text-style-name="P68" svg:x1="-0.001cm" svg:y1="7.8cm" svg:x2="8.997cm" svg:y2="7.8cm"><text:p/></draw:line></draw:g><draw:g draw:style-name="gr2"><draw:g draw:style-name="gr2"><draw:line draw:style-name="gr53" draw:text-style-name="P69" svg:x1="2.496cm" svg:y1="5.296cm" svg:x2="8.994cm" svg:y2="5.296cm"><text:p/></draw:line><draw:line draw:style-name="gr54" draw:text-style-name="P69" svg:x1="2.496cm" svg:y1="5.296cm" svg:x2="2.496cm" svg:y2="0.299cm"><text:p/></draw:line><draw:line draw:style-name="gr54" draw:text-style-name="P69" svg:x1="2.499cm" svg:y1="5.296cm" svg:x2="0cm" svg:y2="7.799cm"><text:p/></draw:line><draw:frame draw:style-name="gr55" draw:text-style-name="P92" svg:width="1.101cm" svg:height="0.803cm" svg:x="1.799cm" svg:y="0.199cm"><draw:text-box><text:p text:style-name="P70"><text:span text:style-name="T73">z</text:span></text:p></draw:text-box></draw:frame><draw:frame draw:style-name="gr55" draw:text-style-name="P92" svg:width="0.503cm" svg:height="0.803cm" svg:x="8.299cm" svg:y="4.598cm"><draw:text-box><text:p text:style-name="P70"><text:span text:style-name="T73">y</text:span></text:p></draw:text-box></draw:frame><draw:frame draw:style-name="gr56" draw:text-style-name="P92" svg:width="1.101cm" svg:height="0.803cm" svg:x="0.398cm" svg:y="7.2cm"><draw:text-box><text:p text:style-name="P70"><text:span text:style-name="T73">x</text:span></text:p></draw:text-box></draw:frame><draw:line draw:style-name="gr57" draw:text-style-name="P69" svg:x1="3.498cm" svg:y1="5.198cm" svg:x2="3.498cm" svg:y2="5.398cm"><text:p/></draw:line><draw:line draw:style-name="gr57" draw:text-style-name="P69" svg:x1="1.569cm" svg:y1="6.365cm" svg:x2="1.428cm" svg:y2="6.224cm"><text:p/></draw:line><draw:frame draw:style-name="gr56" draw:text-style-name="P72" svg:width="1.103cm" svg:height="0.803cm" svg:x="1.899cm" svg:y="3.699cm"><draw:text-box><text:p text:style-name="P70"><text:span text:style-name="T74">1</text:span></text:p></draw:text-box></draw:frame><draw:frame draw:style-name="gr58" draw:text-style-name="P72" svg:width="1.101cm" svg:height="0.802cm" svg:x="3.399cm" svg:y="5.298cm"><draw:text-box><text:p text:style-name="P70"><text:span text:style-name="T74">1</text:span></text:p></draw:text-box></draw:frame><draw:frame draw:style-name="gr56" draw:text-style-name="P72" svg:width="1.101cm" svg:height="0.803cm" svg:x="0.899cm" svg:y="5.699cm"><draw:text-box><text:p text:style-name="P70"><text:span text:style-name="T74">1</text:span></text:p></draw:text-box></draw:frame><draw:frame draw:style-name="gr59" draw:text-style-name="P72" svg:width="1.101cm" svg:height="0.8cm" svg:x="1.919cm" svg:y="4.799cm"><draw:text-box><text:p text:style-name="P70"><text:span text:style-name="T74">P</text:span></text:p></draw:text-box></draw:frame><draw:frame draw:style-name="gr56" draw:text-style-name="P72" svg:width="1.103cm" svg:height="0.803cm" svg:x="0.3cm" svg:y="6.299cm"><draw:text-box><text:p text:style-name="P70"><text:span text:style-name="T74">M</text:span></text:p></draw:text-box></draw:frame><draw:frame draw:style-name="gr58" draw:text-style-name="P72" svg:width="1.103cm" svg:height="0.802cm" svg:x="0.3cm" svg:y="2.3cm"><draw:text-box><text:p text:style-name="P70"><text:span text:style-name="T74">R</text:span></text:p></draw:text-box></draw:frame><draw:line draw:style-name="gr57" draw:text-style-name="P69" svg:x1="0.998cm" svg:y1="2.795cm" svg:x2="0.998cm" svg:y2="6.795cm"><text:p/></draw:line><draw:line draw:style-name="gr57" draw:text-style-name="P69" svg:x1="5.999cm" svg:y1="2.795cm" svg:x2="5.999cm" svg:y2="6.795cm"><text:p/></draw:line><draw:line draw:style-name="gr57" draw:text-style-name="P69" svg:x1="7.499cm" svg:y1="1.298cm" svg:x2="7.499cm" svg:y2="5.298cm"><text:p/></draw:line><draw:line draw:style-name="gr57" draw:text-style-name="P69" svg:x1="0.998cm" svg:y1="2.795cm" svg:x2="5.998cm" svg:y2="2.795cm"><text:p/></draw:line><draw:line draw:style-name="gr57" draw:text-style-name="P69" svg:x1="0.998cm" svg:y1="6.797cm" svg:x2="5.998cm" svg:y2="6.797cm"><text:p/></draw:line><draw:line draw:style-name="gr57" draw:text-style-name="P69" svg:x1="2.496cm" svg:y1="1.298cm" svg:x2="7.496cm" svg:y2="1.298cm"><text:p/></draw:line><draw:line draw:style-name="gr57" draw:text-style-name="P69" svg:x1="0.998cm" svg:y1="2.798cm" svg:x2="2.498cm" svg:y2="1.298cm"><text:p/></draw:line><draw:line draw:style-name="gr57" draw:text-style-name="P69" svg:x1="5.999cm" svg:y1="2.798cm" svg:x2="7.499cm" svg:y2="1.298cm"><text:p/></draw:line><draw:line draw:style-name="gr57" draw:text-style-name="P69" svg:x1="5.999cm" svg:y1="6.797cm" svg:x2="7.499cm" svg:y2="5.297cm"><text:p/></draw:line><draw:frame draw:style-name="gr56" draw:text-style-name="P72" svg:width="1.101cm" svg:height="0.803cm" svg:x="1.799cm" svg:y="0.799cm"><draw:text-box><text:p text:style-name="P70"><text:span text:style-name="T74">Q</text:span></text:p></draw:text-box></draw:frame><draw:frame draw:style-name="gr58" draw:text-style-name="P72" svg:width="1.105cm" svg:height="0.802cm" svg:x="5.447cm" svg:y="2.3cm"><draw:text-box><text:p text:style-name="P70"><text:span text:style-name="T74">S</text:span></text:p></draw:text-box></draw:frame><draw:frame draw:style-name="gr58" draw:text-style-name="P72" svg:width="1.101cm" svg:height="0.802cm" svg:x="5.785cm" svg:y="6.671cm"><draw:text-box><text:p text:style-name="P70"><text:span text:style-name="T74">N</text:span></text:p></draw:text-box></draw:frame><draw:frame draw:style-name="gr59" draw:text-style-name="P72" svg:width="1.101cm" svg:height="0.8cm" svg:x="7.313cm" svg:y="4.799cm"><draw:text-box><text:p text:style-name="P70"><text:span text:style-name="T74">O</text:span></text:p></draw:text-box></draw:frame><draw:frame draw:style-name="gr56" draw:text-style-name="P72" svg:width="1.101cm" svg:height="0.803cm" svg:x="7.299cm" svg:y="0.783cm"><draw:text-box><text:p text:style-name="P70"><text:span text:style-name="T74">T</text:span></text:p></draw:text-box></draw:frame><draw:line draw:style-name="gr57" draw:text-style-name="P69" svg:x1="2.399cm" svg:y1="4.297cm" svg:x2="2.599cm" svg:y2="4.297cm"><text:p/></draw:line><draw:line draw:style-name="gr57" draw:text-style-name="P69" svg:x1="3.508cm" svg:y1="2.704cm" svg:x2="3.511cm" svg:y2="2.904cm"><text:p/></draw:line><draw:line draw:style-name="gr57" draw:text-style-name="P69" svg:x1="5.005cm" svg:y1="1.217cm" svg:x2="5.008cm" svg:y2="1.417cm"><text:p/></draw:line><draw:line draw:style-name="gr57" draw:text-style-name="P69" svg:x1="1.678cm" svg:y1="1.977cm" svg:x2="1.808cm" svg:y2="2.129cm"><text:p/></draw:line><draw:line draw:style-name="gr57" draw:text-style-name="P69" svg:x1="6.687cm" svg:y1="1.957cm" svg:x2="6.817cm" svg:y2="2.109cm"><text:p/></draw:line><draw:line draw:style-name="gr57" draw:text-style-name="P69" svg:x1="6.666cm" svg:y1="5.967cm" svg:x2="6.796cm" svg:y2="6.119cm"><text:p/></draw:line><draw:frame draw:style-name="gr58" draw:text-style-name="P73" svg:width="1.101cm" svg:height="0.802cm" svg:x="2.908cm" svg:y="2.256cm"><draw:text-box><text:p text:style-name="P70"><text:span text:style-name="T75">A</text:span></text:p></draw:text-box></draw:frame><draw:frame draw:style-name="gr58" draw:text-style-name="P73" svg:width="1.101cm" svg:height="0.802cm" svg:x="6.159cm" svg:y="1.508cm"><draw:text-box><text:p text:style-name="P70"><text:span text:style-name="T75">B</text:span></text:p></draw:text-box></draw:frame><draw:frame draw:style-name="gr59" draw:text-style-name="P73" svg:width="1.101cm" svg:height="0.8cm" svg:x="4.66cm" svg:y="0.709cm"><draw:text-box><text:p text:style-name="P70"><text:span text:style-name="T75">C</text:span></text:p></draw:text-box></draw:frame><draw:frame draw:style-name="gr58" draw:text-style-name="P73" svg:width="1.101cm" svg:height="0.802cm" svg:x="1.159cm" svg:y="1.508cm"><draw:text-box><text:p text:style-name="P70"><text:span text:style-name="T75">D</text:span></text:p></draw:text-box></draw:frame><draw:frame draw:style-name="gr58" draw:text-style-name="P73" svg:width="1.103cm" svg:height="0.802cm" svg:x="6.658cm" svg:y="6.006cm"><draw:text-box><text:p text:style-name="P70"><text:span text:style-name="T75">E</text:span></text:p></draw:text-box></draw:frame></draw:g></draw:g></draw:g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_5f_Paragraphe_20_livret"><text:span text:style-name="_5f_BVS"/></text:p>
      <text:p text:style-name="P32"><text:span text:style-name="_5f_BVS"/></text:p>
      <text:list xml:id="list93444828220887" text:continue-list="list93443271074409" text:style-name="liste_5f_abc">
        <text:list-item text:start-value="1">
          <text:p text:style-name="P45">Quelles sont les coordonnées des points R, S, T et Q ?</text:p>
          <text:h text:style-name="P57" text:outline-level="1"><text:span text:style-name="_5f_Caractères_5f_correction"><text:span text:style-name="T68">R</text:span></text:span><text:span text:style-name="_5f_Caractères_5f_correction"><text:span text:style-name="T64">(</text:span></text:span><text:span text:style-name="_5f_Caractères_5f_correction"><text:span text:style-name="T68">1,5 ; 0 ; 4</text:span></text:span><text:span text:style-name="_5f_Caractères_5f_correction"><text:span text:style-name="T64">) <text:s text:c="8"/></text:span></text:span><text:span text:style-name="_5f_Caractères_5f_correction"><text:span text:style-name="T68">S</text:span></text:span><text:span text:style-name="_5f_Caractères_5f_correction"><text:span text:style-name="T64">(</text:span></text:span><text:span text:style-name="_5f_Caractères_5f_correction"><text:span text:style-name="T68">1,5 ; 5 ; 4</text:span></text:span><text:span text:style-name="_5f_Caractères_5f_correction"><text:span text:style-name="T64">)</text:span></text:span></text:h>
          <text:h text:style-name="P57" text:outline-level="1"><text:span text:style-name="_5f_Caractères_5f_correction"><text:span text:style-name="T68">T</text:span></text:span><text:span text:style-name="_5f_Caractères_5f_correction"><text:span text:style-name="T64">(</text:span></text:span><text:span text:style-name="_5f_Caractères_5f_correction"><text:span text:style-name="T68">0 ; 5 ; 4</text:span></text:span><text:span text:style-name="_5f_Caractères_5f_correction"><text:span text:style-name="T64">) <text:s text:c="11"/></text:span></text:span><text:span text:style-name="_5f_Caractères_5f_correction"><text:span text:style-name="T68">Q</text:span></text:span><text:span text:style-name="_5f_Caractères_5f_correction"><text:span text:style-name="T64">(</text:span></text:span><text:span text:style-name="_5f_Caractères_5f_correction"><text:span text:style-name="T69">0 ; 0 ; 4</text:span></text:span><text:span text:style-name="_5f_Caractères_5f_correction"><text:span text:style-name="T64">)</text:span></text:span></text:h>
        </text:list-item>
        <text:list-item>
          <text:p text:style-name="P50"><text:span text:style-name="_5f_BVS">Quelles coordonnées ont-ils en commun ?</text:span></text:p>
          <text:h text:style-name="P55" text:outline-level="1"><text:span text:style-name="_5f_Caractères_5f_correction"><text:span text:style-name="T69">Ces trois points ont en commun leur altitude.</text:span></text:span></text:h>
        </text:list-item>
        <text:list-item>
          <text:p text:style-name="P51"><text:span text:style-name="_5f_BVS"><text:span text:style-name="T19">Pl</text:span></text:span><text:span text:style-name="_5f_BVS"><text:span text:style-name="T20">ace le</text:span></text:span><text:span text:style-name="_5f_BVS"><text:span text:style-name="T21">s</text:span></text:span><text:span text:style-name="_5f_BVS"><text:span text:style-name="T20"> points </text:span></text:span><text:span text:style-name="_5f_BVS"><text:span text:style-name="T21">A(1,5 ; 2,5 ; </text:span></text:span><text:span text:style-name="_5f_BVS"><text:span text:style-name="T60">4</text:span></text:span><text:span text:style-name="_5f_BVS"><text:span text:style-name="T21">) et B(0,75 ; 5 ; </text:span></text:span><text:span text:style-name="_5f_BVS"><text:span text:style-name="T60">4</text:span></text:span><text:span text:style-name="_5f_BVS"><text:span text:style-name="T21">).</text:span></text:span></text:p>
        </text:list-item>
        <text:list-item>
          <text:p text:style-name="P49"><text:span text:style-name="_5f_BVS"><text:span text:style-name="T19">Q</text:span></text:span><text:span text:style-name="_5f_BVS"><text:span text:style-name="T21">ue remarques-tu ?</text:span></text:span></text:p>
          <text:h text:style-name="P55" text:outline-level="1"><text:span text:style-name="_5f_Caractères_5f_correction"><text:span text:style-name="T70">On remarque que A est le milieu de [RS] et B est le milieu de [ST].</text:span></text:span></text:h>
        </text:list-item>
        <text:list-item>
          <text:p text:style-name="P50"><text:span text:style-name="_5f_BVS">Déduis-en les coordonnées des points C et D, milieux respectifs des segments [QT] et [RQ].</text:span></text:p>
          <text:h text:style-name="P55" text:outline-level="1"><text:span text:style-name="_5f_Caractères_5f_correction"><text:span text:style-name="T69">C(</text:span></text:span><text:span text:style-name="_5f_Caractères_5f_correction"><text:span text:style-name="T71">0 ; 2,5 ; 4</text:span></text:span><text:span text:style-name="_5f_Caractères_5f_correction"><text:span text:style-name="T69">) <text:s text:c="11"/>D(</text:span></text:span><text:span text:style-name="_5f_Caractères_5f_correction"><text:span text:style-name="T71">0,75 ; 0 ; 4</text:span></text:span><text:span text:style-name="_5f_Caractères_5f_correction"><text:span text:style-name="T69">)</text:span></text:span></text:h>
        </text:list-item>
        <text:list-item>
          <text:p text:style-name="P52"><text:span text:style-name="_5f_BVS">Vérifie tes résultats précédents en plaçant les points C et D dans le repère.</text:span></text:p>
        </text:list-item>
        <text:list-item>
          <text:p text:style-name="P49"><text:span text:style-name="_5f_BVS">Quelles sont les coordonnées des points N et O ?</text:span></text:p>
          <text:h text:style-name="P55" text:outline-level="1"><text:span text:style-name="_5f_Caractères_5f_correction"><text:span text:style-name="T71">N</text:span></text:span><text:span text:style-name="_5f_Caractères_5f_correction"><text:span text:style-name="T69">(</text:span></text:span><text:span text:style-name="_5f_Caractères_5f_correction"><text:span text:style-name="T71">1,5 ; 5 ; 0</text:span></text:span><text:span text:style-name="_5f_Caractères_5f_correction"><text:span text:style-name="T69">) <text:s text:c="11"/></text:span></text:span><text:span text:style-name="_5f_Caractères_5f_correction"><text:span text:style-name="T71">O</text:span></text:span><text:span text:style-name="_5f_Caractères_5f_correction"><text:span text:style-name="T69">(</text:span></text:span><text:span text:style-name="_5f_Caractères_5f_correction"><text:span text:style-name="T71">0 ; 5 ; 0</text:span></text:span><text:span text:style-name="_5f_Caractères_5f_correction"><text:span text:style-name="T69">)</text:span></text:span></text:h>
        </text:list-item>
        <text:list-item>
          <text:p text:style-name="P50"><text:span text:style-name="_5f_BVS">Déduis-en les coordonnées du point E milieu du segment [NO].</text:span></text:p>
          <text:h text:style-name="P55" text:outline-level="1"><text:span text:style-name="_5f_Caractères_5f_correction"><text:span text:style-name="T71">On fait la moyenne de 1,5 et 0 pour trouver l’abscisse de E. <text:s text:c="4"/>E</text:span></text:span><text:span text:style-name="_5f_Caractères_5f_correction"><text:span text:style-name="T69">(</text:span></text:span><text:span text:style-name="_5f_Caractères_5f_correction"><text:span text:style-name="T71">0,75 ; 5 ; 0</text:span></text:span><text:span text:style-name="_5f_Caractères_5f_correction"><text:span text:style-name="T69">) </text:span></text:span></text:h>
        </text:list-item>
        <text:list-item>
          <text:p text:style-name="P50"><text:span text:style-name="_5f_BVS">Vérifie ton résultat en plaçant le point E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family-generic="system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1108" draw:display-name="Dashed (var) 1108" draw:style="rect" draw:dots1="1" draw:dots1-length="0.001cm" draw:dots2="1" draw:dots2-length="0.001cm" draw:distance="0.001cm"/>
    <draw:stroke-dash draw:name="Dashed_20__28_var_29__20_1109" draw:display-name="Dashed (var) 1109" draw:style="rect" draw:dots1="1" draw:dots1-length="0.001cm" draw:dots2="1" draw:dots2-length="0.001cm" draw:distance="0.001cm"/>
    <draw:stroke-dash draw:name="Dashed_20__28_var_29__20_1110" draw:display-name="Dashed (var) 1110" draw:style="rect" draw:dots1="1" draw:dots1-length="0.001cm" draw:dots2="1" draw:dots2-length="0.001cm" draw:distance="0.001cm"/>
    <draw:stroke-dash draw:name="Dashed_20__28_var_29__20_1112" draw:display-name="Dashed (var) 1112" draw:style="rect" draw:dots1="1" draw:dots1-length="0.001cm" draw:dots2="1" draw:dots2-length="0.001cm" draw:distance="0.001cm"/>
    <draw:stroke-dash draw:name="Dashed_20__28_var_29__20_1113" draw:display-name="Dashed (var) 1113" draw:style="rect" draw:dots1="1" draw:dots1-length="0.001cm" draw:dots2="1" draw:dots2-length="0.001cm" draw:distance="0.001cm"/>
    <draw:stroke-dash draw:name="Dashed_20__28_var_29__20_1114" draw:display-name="Dashed (var) 1114" draw:style="rect" draw:dots1="1" draw:dots1-length="0.001cm" draw:dots2="1" draw:dots2-length="0.001cm" draw:distance="0.001cm"/>
    <draw:stroke-dash draw:name="Dashed_20__28_var_29__20_1121" draw:display-name="Dashed (var) 1121" draw:style="rect" draw:dots1="1" draw:dots1-length="0.001cm" draw:dots2="1" draw:dots2-length="0.001cm" draw:distance="0.001cm"/>
    <draw:stroke-dash draw:name="Dashed_20__28_var_29__20_1122" draw:display-name="Dashed (var) 1122" draw:style="rect" draw:dots1="1" draw:dots1-length="0.001cm" draw:dots2="1" draw:dots2-length="0.001cm" draw:distance="0.001cm"/>
    <draw:stroke-dash draw:name="Dashed_20__28_var_29__20_1123" draw:display-name="Dashed (var) 1123" draw:style="rect" draw:dots1="1" draw:dots1-length="0.003cm" draw:dots2="1" draw:dots2-length="0.003cm" draw:distance="0.003cm"/>
    <draw:stroke-dash draw:name="Dashed_20__28_var_29__20_1124" draw:display-name="Dashed (var) 1124" draw:style="rect" draw:dots1="1" draw:dots1-length="0.001cm" draw:dots2="1" draw:dots2-length="0.001cm" draw:distance="0.001cm"/>
    <draw:stroke-dash draw:name="Dashed_20__28_var_29__20_1125" draw:display-name="Dashed (var) 1125" draw:style="rect" draw:dots1="1" draw:dots1-length="0.001cm" draw:dots2="1" draw:dots2-length="0.001cm" draw:distance="0.001cm"/>
    <draw:stroke-dash draw:name="Dashed_20__28_var_29__20_1126" draw:display-name="Dashed (var) 1126" draw:style="rect" draw:dots1="1" draw:dots1-length="0.001cm" draw:dots2="1" draw:dots2-length="0.001cm" draw:distance="0.001cm"/>
    <draw:stroke-dash draw:name="Dashed_20__28_var_29__20_1127" draw:display-name="Dashed (var) 1127" draw:style="rect" draw:dots1="1" draw:dots1-length="0.001cm" draw:dots2="1" draw:dots2-length="0.001cm" draw:distance="0.001cm"/>
    <draw:stroke-dash draw:name="Dashed_20__28_var_29__20_1128" draw:display-name="Dashed (var) 1128" draw:style="rect" draw:dots1="1" draw:dots1-length="0.001cm" draw:dots2="1" draw:dots2-length="0.001cm" draw:distance="0.001cm"/>
    <draw:stroke-dash draw:name="Dashed_20__28_var_29__20_1129" draw:display-name="Dashed (var) 1129" draw:style="rect" draw:dots1="1" draw:dots1-length="0.001cm" draw:dots2="1" draw:dots2-length="0.001cm" draw:distance="0.001cm"/>
    <draw:stroke-dash draw:name="Dashed_20__28_var_29__20_1130" draw:display-name="Dashed (var) 1130" draw:style="rect" draw:dots1="1" draw:dots1-length="0.001cm" draw:dots2="1" draw:dots2-length="0.001cm" draw:distance="0.001cm"/>
    <draw:stroke-dash draw:name="Dashed_20__28_var_29__20_1131" draw:display-name="Dashed (var) 1131" draw:style="rect" draw:dots1="1" draw:dots1-length="0.001cm" draw:dots2="1" draw:dots2-length="0.001cm" draw:distance="0.001cm"/>
    <draw:stroke-dash draw:name="Dashed_20__28_var_29__20_1132" draw:display-name="Dashed (var) 1132" draw:style="rect" draw:dots1="1" draw:dots1-length="0.001cm" draw:dots2="1" draw:dots2-length="0.001cm" draw:distance="0.001cm"/>
    <draw:stroke-dash draw:name="Dashed_20__28_var_29__20_1133" draw:display-name="Dashed (var) 1133" draw:style="rect" draw:dots1="1" draw:dots1-length="0.001cm" draw:dots2="1" draw:dots2-length="0.001cm" draw:distance="0.001cm"/>
    <draw:stroke-dash draw:name="Dashed_20__28_var_29__20_1134" draw:display-name="Dashed (var) 1134" draw:style="rect" draw:dots1="1" draw:dots1-length="0.001cm" draw:dots2="1" draw:dots2-length="0.001cm" draw:distance="0.001cm"/>
    <draw:stroke-dash draw:name="Dashed_20__28_var_29__20_1135" draw:display-name="Dashed (var) 1135" draw:style="rect" draw:dots1="1" draw:dots1-length="0.001cm" draw:dots2="1" draw:dots2-length="0.001cm" draw:distance="0.001cm"/>
    <draw:stroke-dash draw:name="Dashed_20__28_var_29__20_1136" draw:display-name="Dashed (var) 1136" draw:style="rect" draw:dots1="1" draw:dots1-length="0.001cm" draw:dots2="1" draw:dots2-length="0.001cm" draw:distance="0.001cm"/>
    <draw:stroke-dash draw:name="Dashed_20__28_var_29__20_1137" draw:display-name="Dashed (var) 1137" draw:style="rect" draw:dots1="1" draw:dots1-length="0.001cm" draw:dots2="1" draw:dots2-length="0.001cm" draw:distance="0.001cm"/>
    <draw:stroke-dash draw:name="Dashed_20__28_var_29__20_1138" draw:display-name="Dashed (var) 1138" draw:style="rect" draw:dots1="1" draw:dots1-length="0.001cm" draw:dots2="1" draw:dots2-length="0.001cm" draw:distance="0.001cm"/>
    <draw:stroke-dash draw:name="Dashed_20__28_var_29__20_1139" draw:display-name="Dashed (var) 1139" draw:style="rect" draw:dots1="1" draw:dots1-length="0.001cm" draw:dots2="1" draw:dots2-length="0.001cm" draw:distance="0.001cm"/>
    <draw:stroke-dash draw:name="Dashed_20__28_var_29__20_1140" draw:display-name="Dashed (var) 1140" draw:style="rect" draw:dots1="1" draw:dots1-length="0.001cm" draw:dots2="1" draw:dots2-length="0.001cm" draw:distance="0.001cm"/>
    <draw:stroke-dash draw:name="Dashed_20__28_var_29__20_1141" draw:display-name="Dashed (var) 1141" draw:style="rect" draw:dots1="1" draw:dots1-length="0.001cm" draw:dots2="1" draw:dots2-length="0.001cm" draw:distance="0.001cm"/>
    <draw:stroke-dash draw:name="Dashed_20__28_var_29__20_1142" draw:display-name="Dashed (var) 1142" draw:style="rect" draw:dots1="1" draw:dots1-length="0.001cm" draw:dots2="1" draw:dots2-length="0.001cm" draw:distance="0.001cm"/>
    <draw:stroke-dash draw:name="Dashed_20__28_var_29__20_1143" draw:display-name="Dashed (var) 1143" draw:style="rect" draw:dots1="1" draw:dots1-length="0.001cm" draw:dots2="1" draw:dots2-length="0.001cm" draw:distance="0.001cm"/>
    <draw:stroke-dash draw:name="Dashed_20__28_var_29__20_1144" draw:display-name="Dashed (var) 1144" draw:style="rect" draw:dots1="1" draw:dots1-length="0.001cm" draw:dots2="1" draw:dots2-length="0.001cm" draw:distance="0.001cm"/>
    <draw:stroke-dash draw:name="Dashed_20__28_var_29__20_1145" draw:display-name="Dashed (var) 1145" draw:style="rect" draw:dots1="1" draw:dots1-length="0.001cm" draw:dots2="1" draw:dots2-length="0.001cm" draw:distance="0.001cm"/>
    <draw:stroke-dash draw:name="Dashed_20__28_var_29__20_1146" draw:display-name="Dashed (var) 1146" draw:style="rect" draw:dots1="1" draw:dots1-length="0.001cm" draw:dots2="1" draw:dots2-length="0.001cm" draw:distance="0.001cm"/>
    <draw:stroke-dash draw:name="Dashed_20__28_var_29__20_1147" draw:display-name="Dashed (var) 1147" draw:style="rect" draw:dots1="1" draw:dots1-length="0.001cm" draw:dots2="1" draw:dots2-length="0.001cm" draw:distance="0.001cm"/>
    <draw:stroke-dash draw:name="Dashed_20__28_var_29__20_1148" draw:display-name="Dashed (var) 1148" draw:style="rect" draw:dots1="1" draw:dots1-length="0.001cm" draw:dots2="1" draw:dots2-length="0.001cm" draw:distance="0.001cm"/>
    <draw:stroke-dash draw:name="Dashed_20__28_var_29__20_1149" draw:display-name="Dashed (var) 1149" draw:style="rect" draw:dots1="1" draw:dots1-length="0.001cm" draw:dots2="1" draw:dots2-length="0.001cm" draw:distance="0.001cm"/>
    <draw:stroke-dash draw:name="Dashed_20__28_var_29__20_1150" draw:display-name="Dashed (var) 1150" draw:style="rect" draw:dots1="1" draw:dots1-length="0.001cm" draw:dots2="1" draw:dots2-length="0.001cm" draw:distance="0.001cm"/>
    <draw:stroke-dash draw:name="Dashed_20__28_var_29__20_1151" draw:display-name="Dashed (var) 1151" draw:style="rect" draw:dots1="1" draw:dots1-length="0.001cm" draw:dots2="1" draw:dots2-length="0.001cm" draw:distance="0.001cm"/>
    <draw:stroke-dash draw:name="Dashed_20__28_var_29__20_1152" draw:display-name="Dashed (var) 1152" draw:style="rect" draw:dots1="1" draw:dots1-length="0.001cm" draw:dots2="1" draw:dots2-length="0.001cm" draw:distance="0.001cm"/>
    <draw:stroke-dash draw:name="Dashed_20__28_var_29__20_1153" draw:display-name="Dashed (var) 1153" draw:style="rect" draw:dots1="1" draw:dots1-length="0.001cm" draw:dots2="1" draw:dots2-length="0.001cm" draw:distance="0.001cm"/>
    <draw:stroke-dash draw:name="Dashed_20__28_var_29__20_1154" draw:display-name="Dashed (var) 1154" draw:style="rect" draw:dots1="1" draw:dots1-length="0.001cm" draw:dots2="1" draw:dots2-length="0.001cm" draw:distance="0.001cm"/>
    <draw:stroke-dash draw:name="Dashed_20__28_var_29__20_1155" draw:display-name="Dashed (var) 1155" draw:style="rect" draw:dots1="1" draw:dots1-length="0.001cm" draw:dots2="1" draw:dots2-length="0.001cm" draw:distance="0.001cm"/>
    <draw:stroke-dash draw:name="Dashed_20__28_var_29__20_1156" draw:display-name="Dashed (var) 1156" draw:style="rect" draw:dots1="1" draw:dots1-length="0.001cm" draw:dots2="1" draw:dots2-length="0.001cm" draw:distance="0.001cm"/>
    <draw:stroke-dash draw:name="Dashed_20__28_var_29__20_1157" draw:display-name="Dashed (var) 1157" draw:style="rect" draw:dots1="1" draw:dots1-length="0.001cm" draw:dots2="1" draw:dots2-length="0.001cm" draw:distance="0.001cm"/>
    <draw:stroke-dash draw:name="Dashed_20__28_var_29__20_1158" draw:display-name="Dashed (var) 1158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3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e6cc3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356124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2e6cc3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2" fo:font-size="16pt" fo:language="zxx" fo:country="none" fo:font-style="normal" fo:text-shadow="none" fo:font-weight="bold" officeooo:rsid="00bb26f2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language="zxx" fo:country="none" officeooo:rsid="002e6cc3" style:language-asian="zxx" style:country-asian="none"/>
    </style:style>
    <style:style style:name="MT9" style:family="text">
      <style:text-properties fo:language="zxx" fo:country="none" officeooo:rsid="003cdcaa" style:language-asian="zxx" style:country-asian="none"/>
    </style:style>
    <style:style style:name="MT10" style:family="text">
      <style:text-properties fo:language="zxx" fo:country="none" officeooo:rsid="00bb26f2" style:language-asian="zxx" style:country-asian="none"/>
    </style:style>
    <style:style style:name="MT11" style:family="text">
      <style:text-properties officeooo:rsid="003db5af"/>
    </style:style>
    <style:style style:name="MT12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5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2</text:span></text:p></draw:text-box></draw:frame><draw:line text:anchor-type="paragraph" draw:z-index="17" draw:name="Forme3" draw:style-name="Mgr3" draw:text-style-name="MP27" svg:x1="11.328cm" svg:y1="0.36cm" svg:x2="20.497cm" svg:y2="0.36cm"><text:p/></draw:line><text:span text:style-name="MT6">S</text:span><text:span text:style-name="MT7">e repérer</text:span><text:span text:style-name="MT8"> dans l</text:span><text:span text:style-name="MT9">’</text:span><text:span text:style-name="MT10">espace</text:span></text:p>
      </style:header>
      <style:footer>
        <text:p text:style-name="MP29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1"><draw:text-box fo:min-height="0.355cm"><text:p text:style-name="MP30"><draw:g text:anchor-type="paragraph" draw:z-index="2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23</text:page-number></text:p></draw:text-box></draw:frame><text:p text:style-name="MP32"><text:span text:style-name="MT11">Repérage</text:span> • <text:span text:style-name="MT12">D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5-25T09:34:41.601000000</dc:date>
    <meta:editing-duration>PT17H24M26S</meta:editing-duration>
    <meta:editing-cycles>159</meta:editing-cycles>
    <meta:generator>LibreOffice/7.2.5.2$Windows_X86_64 LibreOffice_project/499f9727c189e6ef3471021d6132d4c694f357e5</meta:generator>
    <dc:subject>diviser</dc:subject>
    <dc:title>A3_3 série 1 </dc:title>
    <meta:print-date>2017-02-11T08:22:54.008510000</meta:print-date>
    <meta:document-statistic meta:table-count="2" meta:image-count="0" meta:object-count="0" meta:page-count="3" meta:paragraph-count="110" meta:word-count="854" meta:character-count="4035" meta:non-whitespace-character-count="2842"/>
  </office:meta>
</office:document-meta>
</file>